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" svg:font-family="'Courier 10 Pitch'" style:font-pitch="fixed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rasi" svg:font-family="Noras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199cm" draw:marker-end-width="0.199cm" draw:fill="gradient" draw:fill-gradient-name="Gradient_5f_1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cm" svg:stroke-color="#404040" draw:marker-start-width="0.199cm" draw:marker-end-width="0.199cm" svg:stroke-opacity="100%" draw:stroke-linejoin="round" draw:fill="none" fo:padding-top="0.124cm" fo:padding-bottom="0.124cm" fo:padding-left="0.249cm" fo:padding-right="0.249cm"/>
    </style:style>
    <style:style style:name="gr3" style:family="graphic" style:parent-style-name="standard">
      <style:graphic-properties draw:stroke="none" svg:stroke-width="0cm" draw:marker-start-width="0.199cm" draw:marker-end-width="0.199cm" draw:fill="none" draw:textarea-vertical-align="middle" fo:min-height="0.928cm" fo:padding-top="0.071cm" fo:padding-bottom="0.071cm" fo:padding-left="0.071cm" fo:padding-right="0.071cm"/>
    </style:style>
    <style:style style:name="gr4" style:family="graphic" style:parent-style-name="standard">
      <style:graphic-properties draw:stroke="none" svg:stroke-width="0cm" draw:marker-start-width="0.199cm" draw:marker-end-width="0.199cm" draw:fill="gradient" draw:fill-gradient-name="Gradient_5f_2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none" svg:stroke-width="0cm" draw:marker-start-width="0.199cm" draw:marker-end-width="0.199cm" draw:fill="none" draw:textarea-vertical-align="middle" fo:min-height="1.358cm" fo:padding-top="0.071cm" fo:padding-bottom="0.071cm" fo:padding-left="0.071cm" fo:padding-right="0.071cm"/>
    </style:style>
    <style:style style:name="gr6" style:family="graphic" style:parent-style-name="standard">
      <style:graphic-properties draw:stroke="none" svg:stroke-width="0cm" draw:marker-start-width="0.199cm" draw:marker-end-width="0.199cm" draw:fill="gradient" draw:fill-gradient-name="Gradient_5f_3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none" svg:stroke-width="0cm" draw:marker-start-width="0.199cm" draw:marker-end-width="0.199cm" draw:fill="none" draw:textarea-vertical-align="middle" fo:min-height="0.758cm" fo:padding-top="0.071cm" fo:padding-bottom="0.071cm" fo:padding-left="0.071cm" fo:padding-right="0.071cm"/>
    </style:style>
    <style:style style:name="gr8" style:family="graphic" style:parent-style-name="standard">
      <style:graphic-properties draw:stroke="none" svg:stroke-width="0cm" draw:marker-start-width="0.199cm" draw:marker-end-width="0.199cm" draw:fill="gradient" draw:fill-gradient-name="Gradient_5f_4" draw:shadow="visible" draw:shadow-offset-x="0.051cm" draw:shadow-offset-y="0.051cm" draw:shadow-color="#cdcdcd" draw:shadow-opacity="50%"/>
    </style:style>
    <style:style style:name="gr9" style:family="graphic" style:parent-style-name="standard">
      <style:graphic-properties draw:stroke="none" svg:stroke-width="0cm" draw:marker-start-width="0.199cm" draw:marker-end-width="0.199cm" draw:fill="none" draw:textarea-vertical-align="middle" fo:min-height="1.358cm" fo:padding-top="0.071cm" fo:padding-bottom="0.071cm" fo:padding-left="0.071cm" fo:padding-right="0.071cm"/>
    </style:style>
    <style:style style:name="gr10" style:family="graphic" style:parent-style-name="standard">
      <style:graphic-properties draw:stroke="none" svg:stroke-width="0cm" draw:marker-start-width="0.199cm" draw:marker-end-width="0.199cm" draw:fill="gradient" draw:fill-gradient-name="Gradient_5f_5" draw:shadow="visible" draw:shadow-offset-x="0.051cm" draw:shadow-offset-y="0.051cm" draw:shadow-color="#cdcdcd" draw:shadow-opacity="50%"/>
    </style:style>
    <style:style style:name="gr11" style:family="graphic" style:parent-style-name="standard">
      <style:graphic-properties draw:stroke="none" svg:stroke-width="0cm" draw:marker-start-width="0.199cm" draw:marker-end-width="0.199cm" draw:fill="none" draw:textarea-vertical-align="middle" fo:min-height="1.008cm" fo:padding-top="0.071cm" fo:padding-bottom="0.071cm" fo:padding-left="0.071cm" fo:padding-right="0.071cm"/>
    </style:style>
    <style:style style:name="gr12" style:family="graphic" style:parent-style-name="standard">
      <style:graphic-properties draw:stroke="none" svg:stroke-width="0cm" draw:marker-start-width="0.199cm" draw:marker-end-width="0.199cm" draw:fill="gradient" draw:fill-gradient-name="Gradient_5f_6" draw:shadow="visible" draw:shadow-offset-x="0.051cm" draw:shadow-offset-y="0.051cm" draw:shadow-color="#cdcdcd" draw:shadow-opacity="50%"/>
    </style:style>
    <style:style style:name="gr13" style:family="graphic" style:parent-style-name="standard">
      <style:graphic-properties draw:stroke="none" svg:stroke-width="0cm" draw:marker-start-width="0.199cm" draw:marker-end-width="0.199cm" draw:fill="none" draw:textarea-vertical-align="middle" fo:min-height="0.983cm" fo:padding-top="0.071cm" fo:padding-bottom="0.071cm" fo:padding-left="0.071cm" fo:padding-right="0.071cm"/>
    </style:style>
    <style:style style:name="gr14" style:family="graphic" style:parent-style-name="standard">
      <style:graphic-properties draw:stroke="solid" svg:stroke-width="0cm" svg:stroke-color="#404040" draw:marker-start="StartMarker_5f_1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15" style:family="graphic" style:parent-style-name="standard">
      <style:graphic-properties draw:stroke="none" svg:stroke-width="0cm" draw:marker-end-width="0.199cm" draw:fill="none" draw:textarea-vertical-align="middle" fo:min-height="0.339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width="0cm" draw:marker-start-width="0.199cm" draw:marker-end-width="0.199cm" draw:fill="gradient" draw:fill-gradient-name="Gradient_5f_7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svg:stroke-width="0cm" draw:marker-start-width="0.199cm" draw:marker-end-width="0.199cm" draw:fill="none" draw:textarea-vertical-align="middle" fo:min-height="0.558cm" fo:padding-top="0.071cm" fo:padding-bottom="0.071cm" fo:padding-left="0.071cm" fo:padding-right="0.071cm"/>
    </style:style>
    <style:style style:name="gr18" style:family="graphic" style:parent-style-name="standard">
      <style:graphic-properties draw:stroke="solid" svg:stroke-width="0cm" svg:stroke-color="#404040" draw:marker-start-width="0.147cm" draw:marker-end-width="0.147cm" svg:stroke-opacity="100%" draw:stroke-linejoin="round" draw:fill="none" fo:padding-top="0.124cm" fo:padding-bottom="0.124cm" fo:padding-left="0.249cm" fo:padding-right="0.249cm"/>
    </style:style>
    <style:style style:name="gr19" style:family="graphic" style:parent-style-name="standard">
      <style:graphic-properties draw:stroke="none" svg:stroke-width="0cm" draw:marker-start-width="0.199cm" draw:marker-end-width="0.199cm" draw:fill="gradient" draw:fill-gradient-name="Gradient_5f_8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svg:stroke-width="0cm" draw:marker-start-width="0.199cm" draw:marker-end-width="0.199cm" draw:fill="gradient" draw:fill-gradient-name="Gradient_5f_9" draw:shadow="visible" draw:shadow-offset-x="0.051cm" draw:shadow-offset-y="0.051cm" draw:shadow-color="#cdcdcd" draw:shadow-opacity="50%"/>
    </style:style>
    <style:style style:name="gr21" style:family="graphic" style:parent-style-name="standard">
      <style:graphic-properties draw:stroke="none" svg:stroke-width="0cm" draw:marker-start-width="0.199cm" draw:marker-end-width="0.199cm" draw:fill="none" draw:textarea-vertical-align="middle" fo:min-height="0.933cm" fo:padding-top="0.071cm" fo:padding-bottom="0.071cm" fo:padding-left="0.071cm" fo:padding-right="0.071cm"/>
    </style:style>
    <style:style style:name="gr22" style:family="graphic" style:parent-style-name="standard">
      <style:graphic-properties draw:stroke="solid" svg:stroke-width="0cm" svg:stroke-color="#000000" draw:marker-start-width="0.147cm" draw:marker-end="EndMarker_5f_1" draw:marker-end-width="0.291cm" svg:stroke-opacity="100%" draw:stroke-linejoin="round" draw:fill="none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draw:marker-start-width="0.199cm" draw:marker-end-width="0.199cm" draw:fill="gradient" draw:fill-gradient-name="Gradient_5f_10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svg:stroke-width="0cm" draw:marker-start-width="0.199cm" draw:marker-end-width="0.199cm" draw:fill="gradient" draw:fill-gradient-name="Gradient_5f_11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svg:stroke-width="0cm" draw:marker-start-width="0.199cm" draw:marker-end-width="0.199cm" draw:fill="gradient" draw:fill-gradient-name="Gradient_5f_12" draw:shadow="visible" draw:shadow-offset-x="0.051cm" draw:shadow-offset-y="0.051cm" draw:shadow-color="#cdcdcd" draw:shadow-opacity="50%"/>
    </style:style>
    <style:style style:name="gr26" style:family="graphic" style:parent-style-name="standard">
      <style:graphic-properties draw:stroke="none" svg:stroke-width="0cm" draw:marker-start-width="0.199cm" draw:marker-end-width="0.199cm" draw:fill="gradient" draw:fill-gradient-name="Gradient_5f_13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svg:stroke-width="0cm" draw:marker-start-width="0.199cm" draw:marker-end-width="0.199cm" draw:fill="gradient" draw:fill-gradient-name="Gradient_5f_14" draw:shadow="visible" draw:shadow-offset-x="0.051cm" draw:shadow-offset-y="0.051cm" draw:shadow-color="#cdcdcd" draw:shadow-opacity="50%"/>
    </style:style>
    <style:style style:name="gr28" style:family="graphic" style:parent-style-name="standard">
      <style:graphic-properties draw:stroke="none" svg:stroke-width="0cm" draw:marker-start-width="0.199cm" draw:marker-end-width="0.199cm" draw:fill="none" draw:textarea-vertical-align="middle" fo:min-height="0.738cm" fo:padding-top="0.071cm" fo:padding-bottom="0.071cm" fo:padding-left="0.071cm" fo:padding-right="0.071cm"/>
    </style:style>
    <style:style style:name="gr29" style:family="graphic" style:parent-style-name="standard">
      <style:graphic-properties draw:stroke="none" svg:stroke-width="0cm" draw:marker-start-width="0.199cm" draw:marker-end-width="0.199cm" draw:fill="gradient" draw:fill-gradient-name="Gradient_5f_15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none" svg:stroke-width="0cm" draw:marker-start-width="0.199cm" draw:marker-end-width="0.199cm" draw:fill="gradient" draw:fill-gradient-name="Gradient_5f_16" draw:shadow="visible" draw:shadow-offset-x="0.051cm" draw:shadow-offset-y="0.051cm" draw:shadow-color="#cdcdcd" draw:shadow-opacity="50%"/>
    </style:style>
    <style:style style:name="gr31" style:family="graphic" style:parent-style-name="standard">
      <style:graphic-properties draw:stroke="none" svg:stroke-width="0cm" draw:marker-start-width="0.199cm" draw:marker-end-width="0.199cm" draw:fill="none" draw:textarea-vertical-align="middle" fo:min-height="0.378cm" fo:padding-top="0.071cm" fo:padding-bottom="0.071cm" fo:padding-left="0.071cm" fo:padding-right="0.071cm"/>
    </style:style>
    <style:style style:name="gr32" style:family="graphic" style:parent-style-name="standard">
      <style:graphic-properties draw:stroke="none" svg:stroke-width="0cm" draw:marker-start-width="0.199cm" draw:marker-end-width="0.199cm" draw:fill="gradient" draw:fill-gradient-name="Gradient_5f_17" draw:shadow="visible" draw:shadow-offset-x="0.051cm" draw:shadow-offset-y="0.051cm" draw:shadow-color="#cdcdcd" draw:shadow-opacity="50%"/>
    </style:style>
    <style:style style:name="gr33" style:family="graphic" style:parent-style-name="standard">
      <style:graphic-properties draw:stroke="none" svg:stroke-width="0cm" draw:marker-start-width="0.199cm" draw:marker-end-width="0.199cm" draw:fill="none" draw:textarea-vertical-align="middle" fo:min-height="0.645cm" fo:padding-top="0.071cm" fo:padding-bottom="0.071cm" fo:padding-left="0.071cm" fo:padding-right="0.071cm"/>
    </style:style>
    <style:style style:name="gr34" style:family="graphic" style:parent-style-name="standard">
      <style:graphic-properties draw:stroke="none" svg:stroke-width="0cm" draw:marker-start-width="0.199cm" draw:marker-end-width="0.199cm" draw:fill="gradient" draw:fill-gradient-name="Gradient_5f_18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svg:stroke-width="0cm" draw:marker-start-width="0.199cm" draw:marker-end-width="0.199cm" draw:fill="none" draw:textarea-vertical-align="middle" fo:min-height="0.833cm" fo:padding-top="0.071cm" fo:padding-bottom="0.071cm" fo:padding-left="0.071cm" fo:padding-right="0.071cm"/>
    </style:style>
    <style:style style:name="gr36" style:family="graphic" style:parent-style-name="standard">
      <style:graphic-properties draw:stroke="none" svg:stroke-width="0cm" draw:marker-start-width="0.199cm" draw:marker-end-width="0.199cm" draw:fill="gradient" draw:fill-gradient-name="Gradient_5f_19" draw:shadow="visible" draw:shadow-offset-x="0.051cm" draw:shadow-offset-y="0.051cm" draw:shadow-color="#cdcdcd" draw:shadow-opacity="50%"/>
    </style:style>
    <style:style style:name="gr37" style:family="graphic" style:parent-style-name="standard">
      <style:graphic-properties draw:stroke="none" svg:stroke-width="0cm" draw:marker-start-width="0.199cm" draw:marker-end-width="0.199cm" draw:fill="gradient" draw:fill-gradient-name="Gradient_5f_20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svg:stroke-width="0cm" draw:marker-start-width="0.199cm" draw:marker-end-width="0.199cm" draw:fill="gradient" draw:fill-gradient-name="Gradient_5f_21" draw:shadow="visible" draw:shadow-offset-x="0.051cm" draw:shadow-offset-y="0.051cm" draw:shadow-color="#cdcdcd" draw:shadow-opacity="50%"/>
    </style:style>
    <style:style style:name="gr39" style:family="graphic" style:parent-style-name="standard">
      <style:graphic-properties draw:stroke="none" svg:stroke-width="0cm" draw:marker-start-width="0.199cm" draw:marker-end-width="0.199cm" draw:fill="gradient" draw:fill-gradient-name="Gradient_5f_22" draw:shadow="visible" draw:shadow-offset-x="0.051cm" draw:shadow-offset-y="0.051cm" draw:shadow-color="#cdcdcd" draw:shadow-opacity="50%"/>
    </style:style>
    <style:style style:name="gr40" style:family="graphic" style:parent-style-name="standard">
      <style:graphic-properties draw:stroke="none" svg:stroke-width="0cm" draw:marker-start-width="0.199cm" draw:marker-end-width="0.199cm" draw:fill="none" draw:textarea-vertical-align="middle" fo:min-height="0.713cm" fo:padding-top="0.071cm" fo:padding-bottom="0.071cm" fo:padding-left="0.071cm" fo:padding-right="0.071cm"/>
    </style:style>
    <style:style style:name="gr41" style:family="graphic" style:parent-style-name="standard">
      <style:graphic-properties draw:stroke="solid" svg:stroke-width="0cm" svg:stroke-color="#000000" draw:marker-start="StartMarker_5f_2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42" style:family="graphic" style:parent-style-name="standard">
      <style:graphic-properties draw:stroke="none" svg:stroke-width="0cm" draw:marker-start-width="0.199cm" draw:marker-end-width="0.199cm" draw:fill="gradient" draw:fill-gradient-name="Gradient_5f_23" draw:shadow="visible" draw:shadow-offset-x="0.051cm" draw:shadow-offset-y="0.051cm" draw:shadow-color="#cdcdcd" draw:shadow-opacity="50%"/>
    </style:style>
    <style:style style:name="gr43" style:family="graphic" style:parent-style-name="standard">
      <style:graphic-properties draw:stroke="none" svg:stroke-width="0cm" draw:marker-start-width="0.199cm" draw:marker-end-width="0.199cm" draw:fill="none" draw:textarea-vertical-align="middle" fo:min-height="0.818cm" fo:padding-top="0.071cm" fo:padding-bottom="0.071cm" fo:padding-left="0.071cm" fo:padding-right="0.071cm"/>
    </style:style>
    <style:style style:name="gr44" style:family="graphic" style:parent-style-name="standard">
      <style:graphic-properties draw:stroke="none" svg:stroke-width="0cm" draw:marker-start-width="0.199cm" draw:marker-end-width="0.199cm" draw:fill="gradient" draw:fill-gradient-name="Gradient_5f_24" draw:shadow="visible" draw:shadow-offset-x="0.051cm" draw:shadow-offset-y="0.051cm" draw:shadow-color="#cdcdcd" draw:shadow-opacity="50%"/>
    </style:style>
    <style:style style:name="gr45" style:family="graphic" style:parent-style-name="standard">
      <style:graphic-properties draw:stroke="none" svg:stroke-width="0cm" draw:marker-start-width="0.199cm" draw:marker-end-width="0.199cm" draw:fill="gradient" draw:fill-gradient-name="Gradient_5f_25" draw:shadow="visible" draw:shadow-offset-x="0.051cm" draw:shadow-offset-y="0.051cm" draw:shadow-color="#cdcdcd" draw:shadow-opacity="50%"/>
    </style:style>
    <style:style style:name="gr46" style:family="graphic" style:parent-style-name="standard">
      <style:graphic-properties draw:stroke="none" svg:stroke-width="0cm" draw:marker-start-width="0.199cm" draw:marker-end-width="0.199cm" draw:fill="none" draw:textarea-vertical-align="middle" fo:min-height="0.458cm" fo:padding-top="0.071cm" fo:padding-bottom="0.071cm" fo:padding-left="0.071cm" fo:padding-right="0.071cm"/>
    </style:style>
    <style:style style:name="gr47" style:family="graphic" style:parent-style-name="standard">
      <style:graphic-properties draw:stroke="none" svg:stroke-width="0cm" draw:marker-start-width="0.199cm" draw:marker-end-width="0.199cm" draw:fill="gradient" draw:fill-gradient-name="Gradient_5f_26" draw:shadow="visible" draw:shadow-offset-x="0.051cm" draw:shadow-offset-y="0.051cm" draw:shadow-color="#cdcdcd" draw:shadow-opacity="50%"/>
    </style:style>
    <style:style style:name="gr48" style:family="graphic" style:parent-style-name="standard">
      <style:graphic-properties draw:stroke="solid" svg:stroke-width="0cm" svg:stroke-color="#000000" draw:marker-start="StartMarker_5f_3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49" style:family="graphic" style:parent-style-name="standard">
      <style:graphic-properties draw:stroke="none" svg:stroke-width="0cm" draw:marker-end-width="0.199cm" draw:fill="none" draw:textarea-vertical-align="middle" fo:min-height="0.347cm" fo:padding-top="0.141cm" fo:padding-bottom="0.141cm" fo:padding-left="0.141cm" fo:padding-right="0.141cm"/>
    </style:style>
    <style:style style:name="gr50" style:family="graphic" style:parent-style-name="standard">
      <style:graphic-properties draw:stroke="none" svg:stroke-width="0cm" draw:marker-start-width="0.199cm" draw:marker-end-width="0.199cm" draw:fill="gradient" draw:fill-gradient-name="Gradient_5f_27" draw:shadow="visible" draw:shadow-offset-x="0.051cm" draw:shadow-offset-y="0.051cm" draw:shadow-color="#cdcdcd" draw:shadow-opacity="50%"/>
    </style:style>
    <style:style style:name="gr51" style:family="graphic" style:parent-style-name="standard">
      <style:graphic-properties draw:stroke="none" svg:stroke-width="0cm" draw:marker-start-width="0.199cm" draw:marker-end-width="0.199cm" draw:fill="none" draw:textarea-vertical-align="middle" fo:min-height="0.976cm" fo:padding-top="0.071cm" fo:padding-bottom="0.071cm" fo:padding-left="0.071cm" fo:padding-right="0.071cm"/>
    </style:style>
    <style:style style:name="gr52" style:family="graphic" style:parent-style-name="standard">
      <style:graphic-properties draw:stroke="none" svg:stroke-width="0cm" draw:marker-start-width="0.199cm" draw:marker-end-width="0.199cm" draw:fill="gradient" draw:fill-gradient-name="Gradient_5f_28" draw:shadow="visible" draw:shadow-offset-x="0.051cm" draw:shadow-offset-y="0.051cm" draw:shadow-color="#cdcdcd" draw:shadow-opacity="50%"/>
    </style:style>
    <style:style style:name="gr53" style:family="graphic" style:parent-style-name="standard">
      <style:graphic-properties draw:stroke="none" svg:stroke-width="0cm" draw:marker-start-width="0.199cm" draw:marker-end-width="0.199cm" draw:fill="none" draw:textarea-vertical-align="middle" fo:min-height="0.899cm" fo:padding-top="0.071cm" fo:padding-bottom="0.071cm" fo:padding-left="0.071cm" fo:padding-right="0.071cm"/>
    </style:style>
    <style:style style:name="gr54" style:family="graphic" style:parent-style-name="standard">
      <style:graphic-properties draw:stroke="solid" svg:stroke-width="0cm" svg:stroke-color="#404040" draw:marker-start="StartMarker_5f_4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55" style:family="graphic" style:parent-style-name="standard">
      <style:graphic-properties draw:stroke="none" svg:stroke-width="0cm" draw:marker-start-width="0.199cm" draw:marker-end-width="0.199cm" draw:fill="gradient" draw:fill-gradient-name="Gradient_5f_29" draw:shadow="visible" draw:shadow-offset-x="0.051cm" draw:shadow-offset-y="0.051cm" draw:shadow-color="#cdcdcd" draw:shadow-opacity="50%"/>
    </style:style>
    <style:style style:name="gr56" style:family="graphic" style:parent-style-name="standard">
      <style:graphic-properties draw:stroke="none" svg:stroke-width="0cm" draw:marker-start-width="0.199cm" draw:marker-end-width="0.199cm" draw:fill="gradient" draw:fill-gradient-name="Gradient_5f_30" draw:shadow="visible" draw:shadow-offset-x="0.051cm" draw:shadow-offset-y="0.051cm" draw:shadow-color="#cdcdcd" draw:shadow-opacity="50%"/>
    </style:style>
    <style:style style:name="gr57" style:family="graphic" style:parent-style-name="standard">
      <style:graphic-properties draw:stroke="none" svg:stroke-width="0cm" draw:marker-start-width="0.199cm" draw:marker-end-width="0.199cm" draw:fill="gradient" draw:fill-gradient-name="Gradient_5f_31" draw:shadow="visible" draw:shadow-offset-x="0.051cm" draw:shadow-offset-y="0.051cm" draw:shadow-color="#cdcdcd" draw:shadow-opacity="50%"/>
    </style:style>
    <style:style style:name="gr58" style:family="graphic" style:parent-style-name="standard">
      <style:graphic-properties draw:stroke="none" svg:stroke-width="0cm" draw:marker-start-width="0.199cm" draw:marker-end-width="0.199cm" draw:fill="gradient" draw:fill-gradient-name="Gradient_5f_32" draw:shadow="visible" draw:shadow-offset-x="0.051cm" draw:shadow-offset-y="0.051cm" draw:shadow-color="#cdcdcd" draw:shadow-opacity="50%"/>
    </style:style>
    <style:style style:name="gr59" style:family="graphic" style:parent-style-name="standard">
      <style:graphic-properties draw:stroke="none" svg:stroke-width="0cm" draw:marker-start-width="0.199cm" draw:marker-end-width="0.199cm" draw:fill="gradient" draw:fill-gradient-name="Gradient_5f_33" draw:shadow="visible" draw:shadow-offset-x="0.051cm" draw:shadow-offset-y="0.051cm" draw:shadow-color="#cdcdcd" draw:shadow-opacity="50%"/>
    </style:style>
    <style:style style:name="gr60" style:family="graphic" style:parent-style-name="standard">
      <style:graphic-properties draw:stroke="none" svg:stroke-width="0cm" draw:marker-start-width="0.199cm" draw:marker-end-width="0.199cm" draw:fill="gradient" draw:fill-gradient-name="Gradient_5f_34" draw:shadow="visible" draw:shadow-offset-x="0.051cm" draw:shadow-offset-y="0.051cm" draw:shadow-color="#cdcdcd" draw:shadow-opacity="50%"/>
    </style:style>
    <style:style style:name="gr61" style:family="graphic" style:parent-style-name="standard">
      <style:graphic-properties draw:stroke="none" svg:stroke-width="0cm" draw:marker-start-width="0.199cm" draw:marker-end-width="0.199cm" draw:fill="none" draw:textarea-vertical-align="middle" fo:min-height="0.478cm" fo:padding-top="0.071cm" fo:padding-bottom="0.071cm" fo:padding-left="0.071cm" fo:padding-right="0.071cm"/>
    </style:style>
    <style:style style:name="gr62" style:family="graphic" style:parent-style-name="standard">
      <style:graphic-properties draw:stroke="none" svg:stroke-width="0cm" draw:marker-start-width="0.199cm" draw:marker-end-width="0.199cm" draw:fill="gradient" draw:fill-gradient-name="Gradient_5f_35" draw:shadow="visible" draw:shadow-offset-x="0.051cm" draw:shadow-offset-y="0.051cm" draw:shadow-color="#cdcdcd" draw:shadow-opacity="50%"/>
    </style:style>
    <style:style style:name="gr63" style:family="graphic" style:parent-style-name="standard">
      <style:graphic-properties draw:stroke="none" svg:stroke-width="0cm" draw:marker-start-width="0.199cm" draw:marker-end-width="0.199cm" draw:fill="none" draw:textarea-vertical-align="middle" fo:min-height="0.358cm" fo:padding-top="0.071cm" fo:padding-bottom="0.071cm" fo:padding-left="0.071cm" fo:padding-right="0.071cm"/>
    </style:style>
    <style:style style:name="gr64" style:family="graphic" style:parent-style-name="standard">
      <style:graphic-properties draw:stroke="none" svg:stroke-width="0cm" draw:marker-start-width="0.199cm" draw:marker-end-width="0.199cm" draw:fill="gradient" draw:fill-gradient-name="Gradient_5f_36" draw:shadow="visible" draw:shadow-offset-x="0.051cm" draw:shadow-offset-y="0.051cm" draw:shadow-color="#cdcdcd" draw:shadow-opacity="50%"/>
    </style:style>
    <style:style style:name="gr65" style:family="graphic" style:parent-style-name="standard">
      <style:graphic-properties draw:stroke="none" svg:stroke-width="0cm" draw:marker-start-width="0.199cm" draw:marker-end-width="0.199cm" draw:fill="gradient" draw:fill-gradient-name="Gradient_5f_37" draw:shadow="visible" draw:shadow-offset-x="0.051cm" draw:shadow-offset-y="0.051cm" draw:shadow-color="#cdcdcd" draw:shadow-opacity="50%"/>
    </style:style>
    <style:style style:name="gr66" style:family="graphic" style:parent-style-name="standard">
      <style:graphic-properties draw:stroke="solid" svg:stroke-width="0cm" svg:stroke-color="#404040" draw:marker-start="StartMarker_5f_5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67" style:family="graphic" style:parent-style-name="standard">
      <style:graphic-properties draw:stroke="none" svg:stroke-width="0cm" draw:marker-start-width="0.199cm" draw:marker-end-width="0.199cm" draw:fill="gradient" draw:fill-gradient-name="Gradient_5f_38" draw:shadow="visible" draw:shadow-offset-x="0.051cm" draw:shadow-offset-y="0.051cm" draw:shadow-color="#cdcdcd" draw:shadow-opacity="50%"/>
    </style:style>
    <style:style style:name="gr68" style:family="graphic" style:parent-style-name="standard">
      <style:graphic-properties draw:stroke="none" svg:stroke-width="0cm" draw:marker-start-width="0.199cm" draw:marker-end-width="0.199cm" draw:fill="gradient" draw:fill-gradient-name="Gradient_5f_39" draw:shadow="visible" draw:shadow-offset-x="0.051cm" draw:shadow-offset-y="0.051cm" draw:shadow-color="#cdcdcd" draw:shadow-opacity="50%"/>
    </style:style>
    <style:style style:name="gr69" style:family="graphic" style:parent-style-name="standard">
      <style:graphic-properties draw:stroke="none" svg:stroke-width="0cm" draw:marker-start-width="0.199cm" draw:marker-end-width="0.199cm" draw:fill="gradient" draw:fill-gradient-name="Gradient_5f_40" draw:shadow="visible" draw:shadow-offset-x="0.051cm" draw:shadow-offset-y="0.051cm" draw:shadow-color="#cdcdcd" draw:shadow-opacity="50%"/>
    </style:style>
    <style:style style:name="gr70" style:family="graphic" style:parent-style-name="standard">
      <style:graphic-properties draw:stroke="none" svg:stroke-width="0cm" draw:marker-start-width="0.199cm" draw:marker-end-width="0.199cm" draw:fill="gradient" draw:fill-gradient-name="Gradient_5f_41" draw:shadow="visible" draw:shadow-offset-x="0.051cm" draw:shadow-offset-y="0.051cm" draw:shadow-color="#cdcdcd" draw:shadow-opacity="50%"/>
    </style:style>
    <style:style style:name="gr71" style:family="graphic" style:parent-style-name="standard">
      <style:graphic-properties draw:stroke="none" svg:stroke-width="0cm" draw:marker-start-width="0.199cm" draw:marker-end-width="0.199cm" draw:fill="gradient" draw:fill-gradient-name="Gradient_5f_42" draw:shadow="visible" draw:shadow-offset-x="0.051cm" draw:shadow-offset-y="0.051cm" draw:shadow-color="#cdcdcd" draw:shadow-opacity="50%"/>
    </style:style>
    <style:style style:name="gr72" style:family="graphic" style:parent-style-name="standard">
      <style:graphic-properties draw:stroke="none" svg:stroke-width="0cm" draw:marker-start-width="0.199cm" draw:marker-end-width="0.199cm" draw:fill="gradient" draw:fill-gradient-name="Gradient_5f_43" draw:shadow="visible" draw:shadow-offset-x="0.051cm" draw:shadow-offset-y="0.051cm" draw:shadow-color="#cdcdcd" draw:shadow-opacity="50%"/>
    </style:style>
    <style:style style:name="gr73" style:family="graphic" style:parent-style-name="standard">
      <style:graphic-properties draw:stroke="none" svg:stroke-width="0cm" draw:marker-start-width="0.199cm" draw:marker-end-width="0.199cm" draw:fill="gradient" draw:fill-gradient-name="Gradient_5f_44" draw:shadow="visible" draw:shadow-offset-x="0.051cm" draw:shadow-offset-y="0.051cm" draw:shadow-color="#cdcdcd" draw:shadow-opacity="50%"/>
    </style:style>
    <style:style style:name="gr74" style:family="graphic" style:parent-style-name="standard">
      <style:graphic-properties draw:stroke="none" svg:stroke-width="0cm" draw:marker-start-width="0.199cm" draw:marker-end-width="0.199cm" draw:fill="none" draw:textarea-vertical-align="middle" fo:min-height="0.538cm" fo:padding-top="0.071cm" fo:padding-bottom="0.071cm" fo:padding-left="0.071cm" fo:padding-right="0.071cm"/>
    </style:style>
    <style:style style:name="gr75" style:family="graphic" style:parent-style-name="standard">
      <style:graphic-properties draw:stroke="none" svg:stroke-width="0cm" draw:marker-start-width="0.199cm" draw:marker-end-width="0.199cm" draw:fill="gradient" draw:fill-gradient-name="Gradient_5f_45" draw:shadow="visible" draw:shadow-offset-x="0.051cm" draw:shadow-offset-y="0.051cm" draw:shadow-color="#cdcdcd" draw:shadow-opacity="50%"/>
    </style:style>
    <style:style style:name="gr76" style:family="graphic" style:parent-style-name="standard">
      <style:graphic-properties draw:stroke="solid" svg:stroke-width="0cm" svg:stroke-color="#000000" draw:marker-start-width="0.199cm" draw:marker-end="EndMarker_5f_2" draw:marker-end-width="0.344cm" svg:stroke-opacity="100%" draw:stroke-linejoin="round" draw:fill="none" fo:padding-top="0.124cm" fo:padding-bottom="0.124cm" fo:padding-left="0.249cm" fo:padding-right="0.249cm"/>
    </style:style>
    <style:style style:name="gr77" style:family="graphic" style:parent-style-name="standard">
      <style:graphic-properties draw:stroke="none" svg:stroke-width="0cm" draw:marker-start-width="0.199cm" draw:fill="none" draw:textarea-vertical-align="middle" fo:min-height="0.339cm" fo:padding-top="0.141cm" fo:padding-bottom="0.141cm" fo:padding-left="0.141cm" fo:padding-right="0.141cm"/>
    </style:style>
    <style:style style:name="gr78" style:family="graphic" style:parent-style-name="standard">
      <style:graphic-properties draw:stroke="none" svg:stroke-width="0cm" draw:marker-start-width="0.199cm" draw:marker-end-width="0.199cm" draw:fill="none" draw:textarea-vertical-align="middle" fo:min-height="0.281cm" fo:padding-top="0.071cm" fo:padding-bottom="0.071cm" fo:padding-left="0.071cm" fo:padding-right="0.071cm"/>
    </style:style>
    <style:style style:name="gr79" style:family="graphic" style:parent-style-name="standard">
      <style:graphic-properties draw:stroke="none" svg:stroke-width="0cm" draw:marker-start-width="0.199cm" draw:marker-end-width="0.199cm" draw:fill="gradient" draw:fill-gradient-name="Gradient_5f_46" draw:shadow="visible" draw:shadow-offset-x="0.051cm" draw:shadow-offset-y="0.051cm" draw:shadow-color="#cdcdcd" draw:shadow-opacity="50%"/>
    </style:style>
    <style:style style:name="gr80" style:family="graphic" style:parent-style-name="standard">
      <style:graphic-properties draw:stroke="solid" svg:stroke-width="0cm" svg:stroke-color="#000000" draw:marker-start="StartMarker_5f_6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81" style:family="graphic" style:parent-style-name="standard">
      <style:graphic-properties draw:stroke="none" svg:stroke-width="0cm" draw:marker-start-width="0.199cm" draw:marker-end-width="0.199cm" draw:fill="gradient" draw:fill-gradient-name="Gradient_5f_47" draw:shadow="visible" draw:shadow-offset-x="0.051cm" draw:shadow-offset-y="0.051cm" draw:shadow-color="#cdcdcd" draw:shadow-opacity="50%"/>
    </style:style>
    <style:style style:name="gr82" style:family="graphic" style:parent-style-name="standard">
      <style:graphic-properties draw:stroke="none" svg:stroke-width="0cm" draw:marker-start-width="0.199cm" draw:marker-end-width="0.199cm" draw:fill="gradient" draw:fill-gradient-name="Gradient_5f_48" draw:shadow="visible" draw:shadow-offset-x="0.051cm" draw:shadow-offset-y="0.051cm" draw:shadow-color="#cdcdcd" draw:shadow-opacity="50%"/>
    </style:style>
    <style:style style:name="gr83" style:family="graphic" style:parent-style-name="standard">
      <style:graphic-properties draw:stroke="solid" svg:stroke-width="0cm" svg:stroke-color="#404040" draw:marker-start-width="0.199cm" draw:marker-end="EndMarker_5f_4" draw:marker-end-width="0.344cm" svg:stroke-opacity="100%" draw:stroke-linejoin="round" draw:fill="none" fo:padding-top="0.124cm" fo:padding-bottom="0.124cm" fo:padding-left="0.249cm" fo:padding-right="0.249cm"/>
    </style:style>
    <style:style style:name="gr84" style:family="graphic" style:parent-style-name="standard">
      <style:graphic-properties draw:stroke="none" svg:stroke-width="0cm" draw:marker-start-width="0.199cm" draw:marker-end-width="0.199cm" draw:fill="gradient" draw:fill-gradient-name="Gradient_5f_49" draw:shadow="visible" draw:shadow-offset-x="0.051cm" draw:shadow-offset-y="0.051cm" draw:shadow-color="#cdcdcd" draw:shadow-opacity="50%"/>
    </style:style>
    <style:style style:name="gr85" style:family="graphic" style:parent-style-name="standard">
      <style:graphic-properties draw:stroke="solid" svg:stroke-width="0cm" svg:stroke-color="#404040" draw:marker-start-width="0.199cm" draw:marker-end="EndMarker_5f_5" draw:marker-end-width="0.344cm" svg:stroke-opacity="100%" draw:stroke-linejoin="round" draw:fill="none" fo:padding-top="0.124cm" fo:padding-bottom="0.124cm" fo:padding-left="0.249cm" fo:padding-right="0.249cm"/>
    </style:style>
    <style:style style:name="gr86" style:family="graphic" style:parent-style-name="standard">
      <style:graphic-properties draw:stroke="none" svg:stroke-width="0cm" draw:marker-start-width="0.199cm" draw:marker-end-width="0.199cm" draw:fill="gradient" draw:fill-gradient-name="Gradient_5f_50" draw:shadow="visible" draw:shadow-offset-x="0.051cm" draw:shadow-offset-y="0.051cm" draw:shadow-color="#cdcdcd" draw:shadow-opacity="50%"/>
    </style:style>
    <style:style style:name="gr87" style:family="graphic" style:parent-style-name="standard">
      <style:graphic-properties draw:stroke="solid" svg:stroke-width="0cm" svg:stroke-color="#404040" draw:marker-start-width="0.199cm" draw:marker-end="EndMarker_5f_6" draw:marker-end-width="0.344cm" svg:stroke-opacity="100%" draw:stroke-linejoin="round" draw:fill="none" fo:padding-top="0.124cm" fo:padding-bottom="0.124cm" fo:padding-left="0.249cm" fo:padding-right="0.249cm"/>
    </style:style>
    <style:style style:name="gr88" style:family="graphic" style:parent-style-name="standard">
      <style:graphic-properties draw:stroke="none" svg:stroke-width="0cm" draw:marker-start-width="0.199cm" draw:marker-end-width="0.199cm" draw:fill="gradient" draw:fill-gradient-name="Gradient_5f_51" draw:shadow="visible" draw:shadow-offset-x="0.051cm" draw:shadow-offset-y="0.051cm" draw:shadow-color="#cdcdcd" draw:shadow-opacity="50%"/>
    </style:style>
    <style:style style:name="gr89" style:family="graphic" style:parent-style-name="standard">
      <style:graphic-properties draw:stroke="none" svg:stroke-width="0cm" draw:marker-start-width="0.199cm" draw:marker-end-width="0.199cm" draw:fill="gradient" draw:fill-gradient-name="Gradient_5f_52" draw:shadow="visible" draw:shadow-offset-x="0.051cm" draw:shadow-offset-y="0.051cm" draw:shadow-color="#cdcdcd" draw:shadow-opacity="50%"/>
    </style:style>
    <style:style style:name="gr90" style:family="graphic" style:parent-style-name="standard">
      <style:graphic-properties draw:stroke="none" svg:stroke-width="0cm" draw:marker-start-width="0.199cm" draw:marker-end-width="0.199cm" draw:fill="none" draw:textarea-vertical-align="middle" fo:min-height="1.058cm" fo:padding-top="0.071cm" fo:padding-bottom="0.071cm" fo:padding-left="0.071cm" fo:padding-right="0.071cm"/>
    </style:style>
    <style:style style:name="gr91" style:family="graphic" style:parent-style-name="standard">
      <style:graphic-properties draw:stroke="none" svg:stroke-width="0cm" draw:marker-start-width="0.199cm" draw:marker-end-width="0.199cm" draw:fill="gradient" draw:fill-gradient-name="Gradient_5f_53" draw:shadow="visible" draw:shadow-offset-x="0.051cm" draw:shadow-offset-y="0.051cm" draw:shadow-color="#cdcdcd" draw:shadow-opacity="50%"/>
    </style:style>
    <style:style style:name="gr92" style:family="graphic" style:parent-style-name="standard">
      <style:graphic-properties draw:stroke="none" svg:stroke-width="0cm" draw:marker-start-width="0.199cm" draw:marker-end-width="0.199cm" draw:fill="gradient" draw:fill-gradient-name="Gradient_5f_54" draw:shadow="visible" draw:shadow-offset-x="0.051cm" draw:shadow-offset-y="0.051cm" draw:shadow-color="#cdcdcd" draw:shadow-opacity="50%"/>
    </style:style>
    <style:style style:name="gr93" style:family="graphic" style:parent-style-name="standard">
      <style:graphic-properties draw:stroke="solid" svg:stroke-width="0cm" svg:stroke-color="#404040" draw:marker-start="StartMarker_5f_7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94" style:family="graphic" style:parent-style-name="standard">
      <style:graphic-properties draw:stroke="none" svg:stroke-width="0cm" draw:marker-start-width="0.199cm" draw:marker-end-width="0.199cm" draw:fill="gradient" draw:fill-gradient-name="Gradient_5f_55" draw:shadow="visible" draw:shadow-offset-x="0.051cm" draw:shadow-offset-y="0.051cm" draw:shadow-color="#cdcdcd" draw:shadow-opacity="50%"/>
    </style:style>
    <style:style style:name="gr95" style:family="graphic" style:parent-style-name="standard">
      <style:graphic-properties draw:stroke="none" svg:stroke-width="0cm" draw:marker-start-width="0.199cm" draw:marker-end-width="0.199cm" draw:fill="gradient" draw:fill-gradient-name="Gradient_5f_56" draw:shadow="visible" draw:shadow-offset-x="0.051cm" draw:shadow-offset-y="0.051cm" draw:shadow-color="#cdcdcd" draw:shadow-opacity="50%"/>
    </style:style>
    <style:style style:name="gr96" style:family="graphic" style:parent-style-name="standard">
      <style:graphic-properties draw:stroke="none" svg:stroke-width="0cm" draw:marker-start-width="0.199cm" draw:marker-end-width="0.199cm" draw:fill="none" draw:textarea-vertical-align="middle" fo:min-height="0.785cm" fo:padding-top="0.071cm" fo:padding-bottom="0.071cm" fo:padding-left="0.071cm" fo:padding-right="0.071cm"/>
    </style:style>
    <style:style style:name="gr97" style:family="graphic" style:parent-style-name="standard">
      <style:graphic-properties draw:stroke="solid" svg:stroke-width="0cm" svg:stroke-color="#404040" draw:marker-start="StartMarker_5f_8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98" style:family="graphic" style:parent-style-name="standard">
      <style:graphic-properties draw:stroke="none" svg:stroke-width="0cm" draw:marker-start-width="0.199cm" draw:marker-end-width="0.199cm" draw:fill="gradient" draw:fill-gradient-name="Gradient_5f_57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svg:stroke-width="0cm" draw:marker-start-width="0.199cm" draw:marker-end-width="0.199cm" draw:fill="gradient" draw:fill-gradient-name="Gradient_5f_58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svg:stroke-width="0cm" draw:marker-start-width="0.199cm" draw:marker-end-width="0.199cm" draw:fill="gradient" draw:fill-gradient-name="Gradient_5f_59" draw:shadow="visible" draw:shadow-offset-x="0.051cm" draw:shadow-offset-y="0.051cm" draw:shadow-color="#cdcdcd" draw:shadow-opacity="50%"/>
    </style:style>
    <style:style style:name="gr101" style:family="graphic" style:parent-style-name="standard">
      <style:graphic-properties draw:stroke="none" svg:stroke-width="0cm" draw:marker-start-width="0.199cm" draw:marker-end-width="0.199cm" draw:fill="gradient" draw:fill-gradient-name="Gradient_5f_60" draw:shadow="visible" draw:shadow-offset-x="0.051cm" draw:shadow-offset-y="0.051cm" draw:shadow-color="#cdcdcd" draw:shadow-opacity="50%"/>
    </style:style>
    <style:style style:name="gr102" style:family="graphic" style:parent-style-name="standard">
      <style:graphic-properties draw:stroke="none" svg:stroke-width="0cm" draw:marker-start-width="0.199cm" draw:marker-end-width="0.199cm" draw:fill="gradient" draw:fill-gradient-name="Gradient_5f_61" draw:shadow="visible" draw:shadow-offset-x="0.051cm" draw:shadow-offset-y="0.051cm" draw:shadow-color="#cdcdcd" draw:shadow-opacity="50%"/>
    </style:style>
    <style:style style:name="gr103" style:family="graphic" style:parent-style-name="standard">
      <style:graphic-properties draw:stroke="none" svg:stroke-width="0cm" draw:marker-start-width="0.199cm" draw:marker-end-width="0.199cm" draw:fill="gradient" draw:fill-gradient-name="Gradient_5f_62" draw:shadow="visible" draw:shadow-offset-x="0.051cm" draw:shadow-offset-y="0.051cm" draw:shadow-color="#cdcdcd" draw:shadow-opacity="50%"/>
    </style:style>
    <style:style style:name="gr104" style:family="graphic" style:parent-style-name="standard">
      <style:graphic-properties draw:stroke="none" svg:stroke-width="0cm" draw:marker-start-width="0.199cm" draw:marker-end-width="0.199cm" draw:fill="gradient" draw:fill-gradient-name="Gradient_5f_63" draw:shadow="visible" draw:shadow-offset-x="0.051cm" draw:shadow-offset-y="0.051cm" draw:shadow-color="#cdcdcd" draw:shadow-opacity="50%"/>
    </style:style>
    <style:style style:name="gr105" style:family="graphic" style:parent-style-name="standard">
      <style:graphic-properties draw:stroke="none" svg:stroke-width="0cm" draw:marker-start-width="0.199cm" draw:marker-end-width="0.199cm" draw:fill="gradient" draw:fill-gradient-name="Gradient_5f_64" draw:shadow="visible" draw:shadow-offset-x="0.051cm" draw:shadow-offset-y="0.051cm" draw:shadow-color="#cdcdcd" draw:shadow-opacity="50%"/>
    </style:style>
    <style:style style:name="gr106" style:family="graphic" style:parent-style-name="standard">
      <style:graphic-properties draw:stroke="none" svg:stroke-width="0cm" draw:marker-start-width="0.199cm" draw:marker-end-width="0.199cm" draw:fill="none" draw:textarea-vertical-align="middle" fo:min-height="0.775cm" fo:padding-top="0.071cm" fo:padding-bottom="0.071cm" fo:padding-left="0.071cm" fo:padding-right="0.071cm"/>
    </style:style>
    <style:style style:name="gr107" style:family="graphic" style:parent-style-name="standard">
      <style:graphic-properties draw:stroke="solid" svg:stroke-width="0cm" svg:stroke-color="#404040" draw:marker-start="StartMarker_5f_9" draw:marker-start-width="0.344cm" draw:marker-end-width="0.199cm" svg:stroke-opacity="100%" draw:stroke-linejoin="round" draw:fill="none" fo:padding-top="0.124cm" fo:padding-bottom="0.124cm" fo:padding-left="0.249cm" fo:padding-right="0.249cm"/>
    </style:style>
    <style:style style:name="gr108" style:family="graphic" style:parent-style-name="standard">
      <style:graphic-properties draw:stroke="none" svg:stroke-width="0cm" draw:marker-start-width="0.199cm" draw:marker-end-width="0.199cm" draw:fill="gradient" draw:fill-gradient-name="Gradient_5f_65" draw:shadow="visible" draw:shadow-offset-x="0.051cm" draw:shadow-offset-y="0.051cm" draw:shadow-color="#cdcdcd" draw:shadow-opacity="50%"/>
    </style:style>
    <style:style style:name="gr109" style:family="graphic" style:parent-style-name="standard">
      <style:graphic-properties draw:stroke="none" svg:stroke-width="0cm" draw:marker-start-width="0.199cm" draw:marker-end-width="0.199cm" draw:fill="gradient" draw:fill-gradient-name="Gradient_5f_66" draw:shadow="visible" draw:shadow-offset-x="0.051cm" draw:shadow-offset-y="0.051cm" draw:shadow-color="#cdcdcd" draw:shadow-opacity="50%"/>
    </style:style>
    <style:style style:name="gr110" style:family="graphic" style:parent-style-name="standard">
      <style:graphic-properties draw:stroke="none" svg:stroke-width="0cm" draw:marker-start-width="0.199cm" draw:marker-end-width="0.199cm" draw:fill="gradient" draw:fill-gradient-name="Gradient_5f_67" draw:shadow="visible" draw:shadow-offset-x="0.051cm" draw:shadow-offset-y="0.051cm" draw:shadow-color="#cdcdcd" draw:shadow-opacity="50%"/>
    </style:style>
    <style:style style:name="gr111" style:family="graphic" style:parent-style-name="standard">
      <style:graphic-properties draw:stroke="solid" svg:stroke-width="0cm" svg:stroke-color="#000000" draw:marker-start-width="0.147cm" draw:marker-end-width="0.147cm" svg:stroke-opacity="100%" draw:stroke-linejoin="round" draw:fill="none" fo:padding-top="0.124cm" fo:padding-bottom="0.124cm" fo:padding-left="0.249cm" fo:padding-right="0.249cm"/>
    </style:style>
    <style:style style:name="gr112" style:family="graphic" style:parent-style-name="standard">
      <style:graphic-properties draw:stroke="none" svg:stroke-width="0cm" draw:marker-start-width="0.199cm" draw:marker-end-width="0.199cm" draw:fill="gradient" draw:fill-gradient-name="Gradient_5f_68" draw:shadow="visible" draw:shadow-offset-x="0.051cm" draw:shadow-offset-y="0.051cm" draw:shadow-color="#cdcdcd" draw:shadow-opacity="50%"/>
    </style:style>
    <style:style style:name="gr113" style:family="graphic" style:parent-style-name="standard">
      <style:graphic-properties draw:stroke="none" svg:stroke-width="0cm" draw:marker-start-width="0.199cm" draw:marker-end-width="0.199cm" draw:fill="none" draw:textarea-vertical-align="middle" fo:min-height="0.339cm" fo:padding-top="0.141cm" fo:padding-bottom="0.141cm" fo:padding-left="0.141cm" fo:padding-right="0.141cm"/>
    </style:style>
    <style:style style:name="gr114" style:family="graphic" style:parent-style-name="standard">
      <style:graphic-properties draw:stroke="none" svg:stroke-width="0cm" draw:marker-start-width="0.199cm" draw:marker-end-width="0.199cm" draw:fill="gradient" draw:fill-gradient-name="Gradient_5f_69" draw:shadow="visible" draw:shadow-offset-x="0.051cm" draw:shadow-offset-y="0.051cm" draw:shadow-color="#cdcdcd" draw:shadow-opacity="50%"/>
    </style:style>
    <style:style style:name="gr115" style:family="graphic" style:parent-style-name="standard">
      <style:graphic-properties draw:stroke="none" svg:stroke-width="0cm" draw:marker-start-width="0.199cm" draw:marker-end-width="0.199cm" draw:fill="none" draw:textarea-vertical-align="middle" fo:min-height="0.408cm" fo:padding-top="0.071cm" fo:padding-bottom="0.071cm" fo:padding-left="0.071cm" fo:padding-right="0.071cm"/>
    </style:style>
    <style:style style:name="gr116" style:family="graphic" style:parent-style-name="standard">
      <style:graphic-properties draw:stroke="none" svg:stroke-width="0cm" draw:marker-start-width="0.199cm" draw:marker-end-width="0.199cm" draw:fill="gradient" draw:fill-gradient-name="Gradient_5f_70" draw:shadow="visible" draw:shadow-offset-x="0.051cm" draw:shadow-offset-y="0.051cm" draw:shadow-color="#cdcdcd" draw:shadow-opacity="50%"/>
    </style:style>
    <style:style style:name="gr117" style:family="graphic" style:parent-style-name="standard">
      <style:graphic-properties draw:stroke="none" svg:stroke-width="0cm" draw:marker-start-width="0.199cm" draw:marker-end-width="0.199cm" draw:fill="gradient" draw:fill-gradient-name="Gradient_5f_71" draw:shadow="visible" draw:shadow-offset-x="0.051cm" draw:shadow-offset-y="0.051cm" draw:shadow-color="#cdcdcd" draw:shadow-opacity="50%"/>
    </style:style>
    <style:style style:name="gr118" style:family="graphic" style:parent-style-name="standard">
      <style:graphic-properties draw:stroke="none" svg:stroke-width="0cm" draw:marker-start-width="0.199cm" draw:marker-end-width="0.199cm" draw:fill="none" draw:textarea-vertical-align="middle" fo:min-height="0.859cm" fo:padding-top="0.071cm" fo:padding-bottom="0.071cm" fo:padding-left="0.071cm" fo:padding-right="0.071cm"/>
    </style:style>
    <style:style style:name="gr119" style:family="graphic" style:parent-style-name="standard">
      <style:graphic-properties draw:stroke="none" svg:stroke-width="0cm" draw:marker-start-width="0.199cm" draw:marker-end-width="0.199cm" draw:fill="gradient" draw:fill-gradient-name="Gradient_5f_72" draw:shadow="visible" draw:shadow-offset-x="0.051cm" draw:shadow-offset-y="0.051cm" draw:shadow-color="#cdcdcd" draw:shadow-opacity="50%"/>
    </style:style>
    <style:style style:name="gr120" style:family="graphic" style:parent-style-name="standard">
      <style:graphic-properties draw:stroke="none" svg:stroke-width="0cm" draw:marker-start-width="0.199cm" draw:marker-end-width="0.199cm" draw:fill="none" draw:textarea-vertical-align="middle" fo:min-height="0.414cm" fo:padding-top="0.071cm" fo:padding-bottom="0.071cm" fo:padding-left="0.071cm" fo:padding-right="0.071cm"/>
    </style:style>
    <style:style style:name="gr121" style:family="graphic" style:parent-style-name="standard">
      <style:graphic-properties draw:stroke="none" svg:stroke-width="0cm" draw:marker-start-width="0.199cm" draw:marker-end-width="0.199cm" draw:fill="gradient" draw:fill-gradient-name="Gradient_5f_73" draw:shadow="visible" draw:shadow-offset-x="0.051cm" draw:shadow-offset-y="0.051cm" draw:shadow-color="#cdcdcd" draw:shadow-opacity="50%"/>
    </style:style>
    <style:style style:name="gr122" style:family="graphic" style:parent-style-name="standard">
      <style:graphic-properties draw:stroke="solid" svg:stroke-width="0cm" svg:stroke-color="#404040" draw:marker-start-width="0.199cm" draw:marker-end="EndMarker_5f_7" draw:marker-end-width="0.344cm" svg:stroke-opacity="100%" draw:stroke-linejoin="round" draw:fill="none" fo:padding-top="0.124cm" fo:padding-bottom="0.124cm" fo:padding-left="0.249cm" fo:padding-right="0.249cm"/>
    </style:style>
    <style:style style:name="gr123" style:family="graphic" style:parent-style-name="standard">
      <style:graphic-properties draw:stroke="solid" svg:stroke-width="0cm" svg:stroke-color="#404040" draw:marker-start-width="0.199cm" draw:marker-end="EndMarker_5f_8" draw:marker-end-width="0.344cm" svg:stroke-opacity="100%" draw:stroke-linejoin="round" draw:fill="none" fo:padding-top="0.124cm" fo:padding-bottom="0.124cm" fo:padding-left="0.249cm" fo:padding-right="0.249cm"/>
    </style:style>
    <style:style style:name="gr124" style:family="graphic" style:parent-style-name="standard">
      <style:graphic-properties draw:stroke="solid" svg:stroke-width="0cm" svg:stroke-color="#404040" draw:marker-start-width="0.199cm" draw:marker-end="EndMarker_5f_9" draw:marker-end-width="0.344cm" svg:stroke-opacity="100%" draw:stroke-linejoin="round" draw:fill="none" fo:padding-top="0.124cm" fo:padding-bottom="0.124cm" fo:padding-left="0.249cm" fo:padding-right="0.249cm"/>
    </style:style>
    <style:style style:name="gr125" style:family="graphic" style:parent-style-name="standard">
      <style:graphic-properties draw:stroke="none" svg:stroke-width="0cm" draw:marker-start-width="0.199cm" draw:marker-end-width="0.199cm" draw:fill="gradient" draw:fill-gradient-name="Gradient_5f_74" draw:shadow="hidden"/>
    </style:style>
    <style:style style:name="gr126" style:family="graphic" style:parent-style-name="standard">
      <style:graphic-properties draw:stroke="none" svg:stroke-width="0cm" draw:marker-start-width="0.199cm" draw:marker-end-width="0.199cm" draw:fill="none" draw:textarea-vertical-align="middle" fo:min-height="0.569cm" fo:padding-top="0.141cm" fo:padding-bottom="0.141cm" fo:padding-left="0.141cm" fo:padding-right="0.141cm"/>
    </style:style>
    <style:style style:name="gr127" style:family="graphic" style:parent-style-name="standard">
      <style:graphic-properties draw:stroke="solid" svg:stroke-width="0cm" svg:stroke-color="#404040" draw:marker-start-width="0.199cm" draw:marker-end="EndMarker_5f_10" draw:marker-end-width="0.344cm" svg:stroke-opacity="100%" draw:stroke-linejoin="round" draw:fill="none" fo:padding-top="0.124cm" fo:padding-bottom="0.124cm" fo:padding-left="0.249cm" fo:padding-right="0.249cm"/>
    </style:style>
    <style:style style:name="gr128" style:family="graphic" style:parent-style-name="standard">
      <style:graphic-properties draw:stroke="none" svg:stroke-width="0cm" draw:marker-start-width="0.199cm" draw:fill="none" draw:textarea-vertical-align="middle" fo:min-height="0.26cm" fo:padding-top="0.141cm" fo:padding-bottom="0.141cm" fo:padding-left="0.141cm" fo:padding-right="0.141cm"/>
    </style:style>
    <style:style style:name="gr129" style:family="graphic" style:parent-style-name="standard">
      <style:graphic-properties draw:stroke="solid" svg:stroke-width="0cm" svg:stroke-color="#404040" draw:marker-start-width="0.199cm" draw:marker-end="EndMarker_5f_11" draw:marker-end-width="0.344cm" svg:stroke-opacity="100%" draw:stroke-linejoin="round" draw:fill="none" fo:padding-top="0.124cm" fo:padding-bottom="0.124cm" fo:padding-left="0.249cm" fo:padding-right="0.249cm"/>
    </style:style>
    <style:style style:name="gr130" style:family="graphic" style:parent-style-name="standard">
      <style:graphic-properties draw:stroke="none" svg:stroke-width="0cm" draw:marker-start-width="0.199cm" draw:fill="none" draw:textarea-vertical-align="middle" fo:min-height="0.223cm" fo:padding-top="0.141cm" fo:padding-bottom="0.141cm" fo:padding-left="0.141cm" fo:padding-right="0.141cm"/>
    </style:style>
    <style:style style:name="gr131" style:family="graphic" style:parent-style-name="standard">
      <style:graphic-properties draw:stroke="none" svg:stroke-width="0cm" draw:marker-start-width="0.199cm" draw:marker-end-width="0.199cm" draw:fill="gradient" draw:fill-gradient-name="Gradient_5f_75" draw:shadow="visible" draw:shadow-offset-x="0.051cm" draw:shadow-offset-y="0.051cm" draw:shadow-color="#cdcdcd" draw:shadow-opacity="50%"/>
    </style:style>
    <style:style style:name="gr132" style:family="graphic" style:parent-style-name="standard">
      <style:graphic-properties draw:stroke="none" svg:stroke-width="0cm" draw:marker-start-width="0.199cm" draw:marker-end-width="0.199cm" draw:fill="gradient" draw:fill-gradient-name="Gradient_5f_76" draw:shadow="visible" draw:shadow-offset-x="0.051cm" draw:shadow-offset-y="0.051cm" draw:shadow-color="#cdcdcd" draw:shadow-opacity="50%"/>
    </style:style>
    <style:style style:name="gr133" style:family="graphic" style:parent-style-name="standard">
      <style:graphic-properties draw:stroke="none" svg:stroke-width="0cm" draw:marker-start-width="0.199cm" draw:marker-end-width="0.199cm" draw:fill="gradient" draw:fill-gradient-name="Gradient_5f_77" draw:shadow="visible" draw:shadow-offset-x="0.051cm" draw:shadow-offset-y="0.051cm" draw:shadow-color="#cdcdcd" draw:shadow-opacity="50%"/>
    </style:style>
    <style:style style:name="gr134" style:family="graphic" style:parent-style-name="standard">
      <style:graphic-properties draw:stroke="none" svg:stroke-width="0cm" draw:marker-end-width="0.199cm" draw:fill="none" draw:textarea-vertical-align="middle" fo:min-height="0.142cm" fo:padding-top="0.141cm" fo:padding-bottom="0.141cm" fo:padding-left="0.141cm" fo:padding-right="0.141cm"/>
    </style:style>
    <style:style style:name="P1" style:family="paragraph">
      <style:text-properties fo:font-size="7pt" style:font-size-asian="7pt" style:font-size-complex="7pt"/>
    </style:style>
    <style:style style:name="P2" style:family="paragraph">
      <style:text-properties style:font-name="Norasi" fo:font-size="7pt" style:font-size-asian="7pt" style:font-size-complex="7pt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style:font-name="Norasi"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7pt" style:font-size-asian="7pt" style:font-size-complex="7pt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1" style:font-name-asian="Calibri1" style:font-name-complex="Calibr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1.783cm" svg:height="1.07cm" svg:x="6.967cm" svg:y="7.303cm" svg:viewBox="0 0 1784 1071" draw:points="0,1071 1784,1071 1784,0 0,0">
              <text:p/>
            </draw:polygon>
            <draw:polygon draw:style-name="gr2" draw:text-style-name="P1" draw:layer="layout" svg:width="1.783cm" svg:height="1.07cm" svg:x="6.967cm" svg:y="7.303cm" svg:viewBox="0 0 1784 1071" draw:points="0,1071 1784,1071 1784,0 0,0">
              <text:p/>
            </draw:polygon>
          </draw:g>
          <draw:frame draw:style-name="gr3" draw:text-style-name="P1" draw:layer="layout" svg:width="1.783cm" svg:height="1.087cm" svg:x="6.967cm" svg:y="7.295cm">
            <draw:text-box>
              <text:p/>
            </draw:text-box>
          </draw:frame>
        </draw:g>
        <draw:g>
          <draw:g>
            <draw:polygon draw:style-name="gr4" draw:text-style-name="P2" draw:layer="layout" svg:width="2.5cm" svg:height="1.5cm" svg:x="2.25cm" svg:y="5.588cm" svg:viewBox="0 0 2501 1501" draw:points="0,1501 2501,1501 2501,0 0,0">
              <text:p/>
            </draw:polygon>
            <draw:polygon draw:style-name="gr2" draw:text-style-name="P2" draw:layer="layout" svg:width="2.5cm" svg:height="1.5cm" svg:x="2.25cm" svg:y="5.588cm" svg:viewBox="0 0 2501 1501" draw:points="0,1501 2501,1501 2501,0 0,0">
              <text:p/>
            </draw:polygon>
          </draw:g>
          <draw:frame draw:style-name="gr5" draw:text-style-name="P3" draw:layer="layout" svg:width="2.5cm" svg:height="1.5cm" svg:x="2.25cm" svg:y="5.588cm">
            <draw:text-box>
              <text:p text:style-name="P3"><text:span text:style-name="T1">DateTime</text:span></text:p>
            </draw:text-box>
          </draw:frame>
        </draw:g>
        <draw:g>
          <draw:g>
            <draw:polygon draw:style-name="gr6" draw:text-style-name="P1" draw:layer="layout" svg:width="2cm" svg:height="1.2cm" svg:x="16.891cm" svg:y="9.271cm" svg:viewBox="0 0 2001 1201" draw:points="0,600 1001,0 2001,600 1001,1201">
              <text:p/>
            </draw:polygon>
            <draw:polygon draw:style-name="gr2" draw:text-style-name="P1" draw:layer="layout" svg:width="2cm" svg:height="1.2cm" svg:x="16.891cm" svg:y="9.271cm" svg:viewBox="0 0 2001 1201" draw:points="0,600 1001,0 2001,600 1001,1201">
              <text:p/>
            </draw:polygon>
          </draw:g>
          <draw:frame draw:style-name="gr7" draw:text-style-name="P4" draw:layer="layout" svg:width="1.667cm" svg:height="0.9cm" svg:x="17.058cm" svg:y="9.421cm">
            <draw:text-box>
              <text:p text:style-name="P4">has</text:p>
            </draw:text-box>
          </draw:frame>
        </draw:g>
        <draw:g>
          <draw:g>
            <draw:polygon draw:style-name="gr8" draw:text-style-name="P1" draw:layer="layout" svg:width="2.5cm" svg:height="1.5cm" svg:x="10.712cm" svg:y="15.5cm" svg:viewBox="0 0 2501 1501" draw:points="0,1501 2501,1501 2501,0 0,0">
              <text:p/>
            </draw:polygon>
            <draw:polygon draw:style-name="gr2" draw:text-style-name="P1" draw:layer="layout" svg:width="2.5cm" svg:height="1.5cm" svg:x="10.712cm" svg:y="15.5cm" svg:viewBox="0 0 2501 1501" draw:points="0,1501 2501,1501 2501,0 0,0">
              <text:p/>
            </draw:polygon>
          </draw:g>
          <draw:frame draw:style-name="gr9" draw:text-style-name="P1" draw:layer="layout" svg:width="2.5cm" svg:height="1.5cm" svg:x="10.712cm" svg:y="15.5cm">
            <draw:text-box>
              <text:p/>
            </draw:text-box>
          </draw:frame>
        </draw:g>
        <draw:g>
          <draw:g>
            <draw:polygon draw:style-name="gr10" draw:text-style-name="P1" draw:layer="layout" svg:width="2.5cm" svg:height="1.15cm" svg:x="12.487cm" svg:y="11.025cm" svg:viewBox="0 0 2501 1151" draw:points="0,1151 2501,1151 2501,0 0,0">
              <text:p/>
            </draw:polygon>
            <draw:polygon draw:style-name="gr2" draw:text-style-name="P1" draw:layer="layout" svg:width="2.5cm" svg:height="1.15cm" svg:x="12.487cm" svg:y="11.025cm" svg:viewBox="0 0 2501 1151" draw:points="0,1151 2501,1151 2501,0 0,0">
              <text:p/>
            </draw:polygon>
          </draw:g>
          <draw:frame draw:style-name="gr11" draw:text-style-name="P5" draw:layer="layout" svg:width="2.5cm" svg:height="1.15cm" svg:x="12.487cm" svg:y="11.025cm">
            <draw:text-box>
              <text:p text:style-name="P5"><text:span text:style-name="T2">factTable</text:span></text:p>
            </draw:text-box>
          </draw:frame>
        </draw:g>
        <draw:g>
          <draw:g>
            <draw:polygon draw:style-name="gr12" draw:text-style-name="P1" draw:layer="layout" svg:width="2.5cm" svg:height="1.5cm" svg:x="10.712cm" svg:y="15.5cm" svg:viewBox="0 0 2501 1501" draw:points="0,750 1251,0 2501,750 1251,1501">
              <text:p/>
            </draw:polygon>
            <draw:polygon draw:style-name="gr2" draw:text-style-name="P1" draw:layer="layout" svg:width="2.5cm" svg:height="1.5cm" svg:x="10.712cm" svg:y="15.5cm" svg:viewBox="0 0 2501 1501" draw:points="0,750 1251,0 2501,750 1251,1501">
              <text:p/>
            </draw:polygon>
          </draw:g>
          <draw:frame draw:style-name="gr13" draw:text-style-name="P4" draw:layer="layout" svg:width="2.083cm" svg:height="1.125cm" svg:x="10.921cm" svg:y="15.688cm">
            <draw:text-box>
              <text:p text:style-name="P4">Has Quality Info</text:p>
            </draw:text-box>
          </draw:frame>
        </draw:g>
        <draw:g>
          <draw:line draw:style-name="gr14" draw:text-style-name="P1" draw:layer="layout" svg:x1="13.52cm" svg:y1="12.175cm" svg:x2="12.196cm" svg:y2="15.641cm">
            <text:p/>
          </draw:line>
          <draw:frame draw:style-name="gr15" draw:text-style-name="P4" draw:layer="layout" svg:width="1.411cm" svg:height="0.621cm" svg:x="12.151cm" svg:y="13.597cm">
            <draw:text-box>
              <text:p text:style-name="P4">m</text:p>
            </draw:text-box>
          </draw:frame>
        </draw:g>
        <draw:g>
          <draw:g>
            <draw:path draw:style-name="gr16" draw:text-style-name="P1" draw:layer="layout" svg:width="1.751cm" svg:height="0.7cm" svg:x="12.675cm" svg:y="17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2.675cm" svg:y="17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2.675cm" svg:y="17.3cm">
            <draw:text-box>
              <text:p text:style-name="P4">DQ_Status</text:p>
            </draw:text-box>
          </draw:frame>
        </draw:g>
        <draw:line draw:style-name="gr18" draw:text-style-name="P1" draw:layer="layout" svg:x1="11.962cm" svg:y1="17cm" svg:x2="13.551cm" svg:y2="17.301cm">
          <text:p/>
        </draw:line>
        <draw:g>
          <draw:g>
            <draw:path draw:style-name="gr19" draw:text-style-name="P1" draw:layer="layout" svg:width="1.75cm" svg:height="0.7cm" svg:x="12.025cm" svg:y="18.112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  <draw:path draw:style-name="gr2" draw:text-style-name="P1" draw:layer="layout" svg:width="1.75cm" svg:height="0.7cm" svg:x="12.025cm" svg:y="18.112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2.025cm" svg:y="18.112cm">
            <draw:text-box>
              <text:p text:style-name="P4">Timestamp</text:p>
            </draw:text-box>
          </draw:frame>
        </draw:g>
        <draw:line draw:style-name="gr18" draw:text-style-name="P1" draw:layer="layout" svg:x1="11.962cm" svg:y1="17cm" svg:x2="12.901cm" svg:y2="18.114cm">
          <text:p/>
        </draw:line>
        <draw:g>
          <draw:g>
            <draw:polygon draw:style-name="gr20" draw:text-style-name="P1" draw:layer="layout" svg:width="2.25cm" svg:height="1.075cm" svg:x="15.125cm" svg:y="15.712cm" svg:viewBox="0 0 2251 1076" draw:points="0,1076 2251,1076 2251,0 0,0">
              <text:p/>
            </draw:polygon>
            <draw:polygon draw:style-name="gr2" draw:text-style-name="P1" draw:layer="layout" svg:width="2.25cm" svg:height="1.075cm" svg:x="15.125cm" svg:y="15.712cm" svg:viewBox="0 0 2251 1076" draw:points="0,1076 2251,1076 2251,0 0,0">
              <text:p/>
            </draw:polygon>
          </draw:g>
          <draw:frame draw:style-name="gr21" draw:text-style-name="P5" draw:layer="layout" svg:width="2.25cm" svg:height="1.075cm" svg:x="15.125cm" svg:y="15.712cm">
            <draw:text-box>
              <text:p text:style-name="P5"><text:span text:style-name="T2">DQ_Data</text:span></text:p>
            </draw:text-box>
          </draw:frame>
        </draw:g>
        <draw:line draw:style-name="gr22" draw:text-style-name="P1" draw:layer="layout" svg:x1="13.213cm" svg:y1="16.25cm" svg:x2="15.125cm" svg:y2="16.25cm">
          <text:p/>
        </draw:line>
        <draw:g>
          <draw:g>
            <draw:path draw:style-name="gr23" draw:text-style-name="P1" draw:layer="layout" svg:width="1.751cm" svg:height="0.7cm" svg:x="17.75cm" svg:y="16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7.75cm" svg:y="16.3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7.75cm" svg:y="16.3cm">
            <draw:text-box>
              <text:p text:style-name="P4">DQ_ID</text:p>
            </draw:text-box>
          </draw:frame>
        </draw:g>
        <draw:line draw:style-name="gr18" draw:text-style-name="P1" draw:layer="layout" svg:x1="17.375cm" svg:y1="16.55cm" svg:x2="17.751cm" svg:y2="16.651cm">
          <text:p/>
        </draw:line>
        <draw:g>
          <draw:g>
            <draw:path draw:style-name="gr24" draw:text-style-name="P1" draw:layer="layout" svg:width="1.751cm" svg:height="0.7cm" svg:x="15.65cm" svg:y="17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5.65cm" svg:y="17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5.65cm" svg:y="17.8cm">
            <draw:text-box>
              <text:p text:style-name="P4">Manual</text:p>
            </draw:text-box>
          </draw:frame>
        </draw:g>
        <draw:line draw:style-name="gr18" draw:text-style-name="P1" draw:layer="layout" svg:x1="16.081cm" svg:y1="16.788cm" svg:x2="15.65cm" svg:y2="18.151cm">
          <text:p/>
        </draw:line>
        <draw:g>
          <draw:g>
            <draw:path draw:style-name="gr25" draw:text-style-name="P1" draw:layer="layout" svg:width="2.113cm" svg:height="0.7cm" svg:x="17.112cm" svg:y="17.151cm" svg:viewBox="0 0 2114 701" svg:d="M350 701h1414c64 0 119-15 175-47s96-72 128-128 47-111 47-176c0-64-15-119-47-175s-72-96-128-128-111-47-175-47h-1414c-64 0-119 15-175 47s-96 72-128 128-47 111-47 176c0 64 15 119 47 175s72 96 128 128 111 47 175 47z">
              <text:p/>
            </draw:path>
            <draw:path draw:style-name="gr2" draw:text-style-name="P1" draw:layer="layout" svg:width="2.113cm" svg:height="0.7cm" svg:x="17.112cm" svg:y="17.151cm" svg:viewBox="0 0 2114 701" svg:d="M350 701h1414c64 0 119-15 175-47s96-72 128-128 47-111 47-176c0-64-15-119-47-175s-72-96-128-128-111-47-175-47h-1414c-64 0-119 15-175 47s-96 72-128 128-47 111-47 176c0 64 15 119 47 175s72 96 128 128 111 47 175 47z">
              <text:p/>
            </draw:path>
          </draw:g>
          <draw:frame draw:style-name="gr17" draw:text-style-name="P4" draw:layer="layout" svg:width="2.113cm" svg:height="0.7cm" svg:x="17.112cm" svg:y="17.151cm">
            <draw:text-box>
              <text:p text:style-name="P4">Description</text:p>
            </draw:text-box>
          </draw:frame>
        </draw:g>
        <draw:line draw:style-name="gr18" draw:text-style-name="P1" draw:layer="layout" svg:x1="16.625cm" svg:y1="16.788cm" svg:x2="17.113cm" svg:y2="17.502cm">
          <text:p/>
        </draw:line>
        <draw:g>
          <draw:g>
            <draw:polygon draw:style-name="gr26" draw:text-style-name="P1" draw:layer="layout" svg:width="2.25cm" svg:height="1.075cm" svg:x="6.225cm" svg:y="15.712cm" svg:viewBox="0 0 2251 1076" draw:points="0,1076 2251,1076 2251,0 0,0">
              <text:p/>
            </draw:polygon>
            <draw:polygon draw:style-name="gr2" draw:text-style-name="P1" draw:layer="layout" svg:width="2.25cm" svg:height="1.075cm" svg:x="6.225cm" svg:y="15.712cm" svg:viewBox="0 0 2251 1076" draw:points="0,1076 2251,1076 2251,0 0,0">
              <text:p/>
            </draw:polygon>
          </draw:g>
          <draw:frame draw:style-name="gr21" draw:text-style-name="P5" draw:layer="layout" svg:width="2.25cm" svg:height="1.075cm" svg:x="6.225cm" svg:y="15.712cm">
            <draw:text-box>
              <text:p text:style-name="P5"><text:span text:style-name="T2">DQ_Comment</text:span></text:p>
            </draw:text-box>
          </draw:frame>
        </draw:g>
        <draw:g>
          <draw:g>
            <draw:path draw:style-name="gr27" draw:text-style-name="P1" draw:layer="layout" svg:width="3.1cm" svg:height="0.7cm" svg:x="2.8cm" svg:y="17.458cm" svg:viewBox="0 0 3101 701" svg:d="M350 701h2401c64 0 119-15 175-47s96-72 128-128 47-111 47-176c0-64-15-119-47-175s-72-96-128-128-111-47-175-47h-2401c-64 0-119 15-175 47s-96 72-128 128-47 111-47 176c0 64 15 119 47 175s72 96 128 128 111 47 175 47z">
              <text:p/>
            </draw:path>
            <draw:path draw:style-name="gr2" draw:text-style-name="P1" draw:layer="layout" svg:width="3.1cm" svg:height="0.7cm" svg:x="2.8cm" svg:y="17.458cm" svg:viewBox="0 0 3101 701" svg:d="M350 701h2401c64 0 119-15 175-47s96-72 128-128 47-111 47-176c0-64-15-119-47-175s-72-96-128-128-111-47-175-47h-2401c-64 0-119 15-175 47s-96 72-128 128-47 111-47 176c0 64 15 119 47 175s72 96 128 128 111 47 175 47z">
              <text:p/>
            </draw:path>
          </draw:g>
          <draw:frame draw:style-name="gr28" draw:text-style-name="P4" draw:layer="layout" svg:width="3.1cm" svg:height="0.88cm" svg:x="2.8cm" svg:y="17.368cm">
            <draw:text-box>
              <text:p text:style-name="P4">DQCommentDescription</text:p>
            </draw:text-box>
          </draw:frame>
        </draw:g>
        <draw:line draw:style-name="gr18" draw:text-style-name="P1" draw:layer="layout" svg:x1="7.351cm" svg:y1="16.788cm" svg:x2="5.9cm" svg:y2="17.81cm">
          <text:p/>
        </draw:line>
        <draw:g>
          <draw:g>
            <draw:path draw:style-name="gr29" draw:text-style-name="P1" draw:layer="layout" svg:width="2.22cm" svg:height="0.7cm" svg:x="3.4cm" svg:y="15.116cm" svg:viewBox="0 0 2221 701" svg:d="M350 701h1521c64 0 119-15 175-47s96-72 128-128 47-111 47-176c0-64-15-119-47-175s-72-96-128-128-111-47-175-47h-1521c-64 0-119 15-175 47s-96 72-128 128-47 111-47 176c0 64 15 119 47 175s72 96 128 128 111 47 175 47z">
              <text:p/>
            </draw:path>
            <draw:path draw:style-name="gr2" draw:text-style-name="P1" draw:layer="layout" svg:width="2.22cm" svg:height="0.7cm" svg:x="3.4cm" svg:y="15.116cm" svg:viewBox="0 0 2221 701" svg:d="M350 701h1521c64 0 119-15 175-47s96-72 128-128 47-111 47-176c0-64-15-119-47-175s-72-96-128-128-111-47-175-47h-1521c-64 0-119 15-175 47s-96 72-128 128-47 111-47 176c0 64 15 119 47 175s72 96 128 128 111 47 175 47z">
              <text:p/>
            </draw:path>
          </draw:g>
          <draw:frame draw:style-name="gr28" draw:text-style-name="P4" draw:layer="layout" svg:width="2.219cm" svg:height="0.88cm" svg:x="3.4cm" svg:y="15.026cm">
            <draw:text-box>
              <text:p text:style-name="P4">DQComment_ID</text:p>
            </draw:text-box>
          </draw:frame>
        </draw:g>
        <draw:line draw:style-name="gr18" draw:text-style-name="P1" draw:layer="layout" svg:x1="6.226cm" svg:y1="16.251cm" svg:x2="5.619cm" svg:y2="15.466cm">
          <text:p/>
        </draw:line>
        <draw:g>
          <draw:g>
            <draw:path draw:style-name="gr30" draw:text-style-name="P1" draw:layer="layout" svg:width="1.3cm" svg:height="0.52cm" svg:x="14cm" svg:y="9.1cm" svg:viewBox="0 0 1301 521" svg:d="M260 521h781c48 0 88-11 130-35 41-24 71-54 95-95 24-42 35-83 35-131 0-47-11-88-35-130-24-41-54-71-95-95-42-24-82-35-130-35h-781c-48 0-88 11-130 35-41 24-71 54-95 95-24 42-35 83-35 131 0 47 11 88 35 130 24 41 54 71 95 95 42 24 82 35 130 35z">
              <text:p/>
            </draw:path>
            <draw:path draw:style-name="gr2" draw:text-style-name="P1" draw:layer="layout" svg:width="1.3cm" svg:height="0.52cm" svg:x="14cm" svg:y="9.1cm" svg:viewBox="0 0 1301 521" svg:d="M260 521h781c48 0 88-11 130-35 41-24 71-54 95-95 24-42 35-83 35-131 0-47-11-88-35-130-24-41-54-71-95-95-42-24-82-35-130-35h-781c-48 0-88 11-130 35-41 24-71 54-95 95-24 42-35 83-35 131 0 47 11 88 35 130 24 41 54 71 95 95 42 24 82 35 130 35z">
              <text:p/>
            </draw:path>
          </draw:g>
          <draw:frame draw:style-name="gr31" draw:text-style-name="P4" draw:layer="layout" svg:width="1.3cm" svg:height="0.52cm" svg:x="14cm" svg:y="9.1cm">
            <draw:text-box>
              <text:p text:style-name="P4">Value</text:p>
            </draw:text-box>
          </draw:frame>
        </draw:g>
        <draw:line draw:style-name="gr18" draw:text-style-name="P1" draw:layer="layout" svg:x1="14.003cm" svg:y1="11.026cm" svg:x2="14.651cm" svg:y2="9.62cm">
          <text:p/>
        </draw:line>
        <draw:g>
          <draw:g>
            <draw:polygon draw:style-name="gr32" draw:text-style-name="P1" draw:layer="layout" svg:width="1.75cm" svg:height="1.05cm" svg:x="9.975cm" svg:y="11.981cm" svg:viewBox="0 0 1751 1051" draw:points="0,526 876,0 1751,526 876,1051">
              <text:p/>
            </draw:polygon>
            <draw:polygon draw:style-name="gr2" draw:text-style-name="P1" draw:layer="layout" svg:width="1.75cm" svg:height="1.05cm" svg:x="9.975cm" svg:y="11.981cm" svg:viewBox="0 0 1751 1051" draw:points="0,526 876,0 1751,526 876,1051">
              <text:p/>
            </draw:polygon>
          </draw:g>
          <draw:frame draw:style-name="gr33" draw:text-style-name="P4" draw:layer="layout" svg:width="1.458cm" svg:height="0.787cm" svg:x="10.121cm" svg:y="12.112cm">
            <draw:text-box>
              <text:p text:style-name="P4">has</text:p>
            </draw:text-box>
          </draw:frame>
        </draw:g>
        <draw:g>
          <draw:g>
            <draw:polygon draw:style-name="gr34" draw:text-style-name="P1" draw:layer="layout" svg:width="2.262cm" svg:height="0.975cm" svg:x="6.1cm" svg:y="12.056cm" svg:viewBox="0 0 2263 976" draw:points="0,976 2263,976 2263,0 0,0">
              <text:p/>
            </draw:polygon>
            <draw:polygon draw:style-name="gr2" draw:text-style-name="P1" draw:layer="layout" svg:width="2.262cm" svg:height="0.975cm" svg:x="6.1cm" svg:y="12.056cm" svg:viewBox="0 0 2263 976" draw:points="0,976 2263,976 2263,0 0,0">
              <text:p/>
            </draw:polygon>
          </draw:g>
          <draw:frame draw:style-name="gr35" draw:text-style-name="P5" draw:layer="layout" svg:width="2.262cm" svg:height="0.975cm" svg:x="6.1cm" svg:y="12.056cm">
            <draw:text-box>
              <text:p text:style-name="P5"><text:span text:style-name="T2">Parameter</text:span></text:p>
            </draw:text-box>
          </draw:frame>
        </draw:g>
        <draw:g>
          <draw:g>
            <draw:path draw:style-name="gr36" draw:text-style-name="P1" draw:layer="layout" svg:width="1.751cm" svg:height="0.7cm" svg:x="1.675cm" svg:y="12.28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.675cm" svg:y="12.28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.675cm" svg:y="12.281cm">
            <draw:text-box>
              <text:p text:style-name="P4">Name</text:p>
            </draw:text-box>
          </draw:frame>
        </draw:g>
        <draw:line draw:style-name="gr18" draw:text-style-name="P1" draw:layer="layout" svg:x1="6.101cm" svg:y1="12.544cm" svg:x2="3.425cm" svg:y2="12.633cm">
          <text:p/>
        </draw:line>
        <draw:g>
          <draw:g>
            <draw:path draw:style-name="gr37" draw:text-style-name="P1" draw:layer="layout" svg:width="1.751cm" svg:height="0.7cm" svg:x="1.675cm" svg:y="11.469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.675cm" svg:y="11.469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28" draw:text-style-name="P4" draw:layer="layout" svg:width="1.75cm" svg:height="0.88cm" svg:x="1.675cm" svg:y="11.379cm">
            <draw:text-box>
              <text:p text:style-name="P4">Description</text:p>
            </draw:text-box>
          </draw:frame>
        </draw:g>
        <draw:line draw:style-name="gr18" draw:text-style-name="P1" draw:layer="layout" svg:x1="6.101cm" svg:y1="12.545cm" svg:x2="3.425cm" svg:y2="11.819cm">
          <text:p/>
        </draw:line>
        <draw:g>
          <draw:g>
            <draw:path draw:style-name="gr38" draw:text-style-name="P1" draw:layer="layout" svg:width="1.826cm" svg:height="0.7cm" svg:x="1.638cm" svg:y="10.656cm" svg:viewBox="0 0 1827 701" svg:d="M350 701h1127c64 0 119-15 175-47s96-72 128-128 47-111 47-176c0-64-15-119-47-175s-72-96-128-128-111-47-175-47h-1127c-64 0-119 15-175 47s-96 72-128 128-47 111-47 176c0 64 15 119 47 175s72 96 128 128 111 47 175 47z">
              <text:p/>
            </draw:path>
            <draw:path draw:style-name="gr2" draw:text-style-name="P1" draw:layer="layout" svg:width="1.826cm" svg:height="0.7cm" svg:x="1.638cm" svg:y="10.656cm" svg:viewBox="0 0 1827 701" svg:d="M350 701h1127c64 0 119-15 175-47s96-72 128-128 47-111 47-176c0-64-15-119-47-175s-72-96-128-128-111-47-175-47h-1127c-64 0-119 15-175 47s-96 72-128 128-47 111-47 176c0 64 15 119 47 175s72 96 128 128 111 47 175 47z">
              <text:p/>
            </draw:path>
          </draw:g>
          <draw:frame draw:style-name="gr28" draw:text-style-name="P4" draw:layer="layout" svg:width="1.825cm" svg:height="0.88cm" svg:x="1.638cm" svg:y="10.566cm">
            <draw:text-box>
              <text:p text:style-name="P4">Parameter_ID</text:p>
            </draw:text-box>
          </draw:frame>
        </draw:g>
        <draw:line draw:style-name="gr18" draw:text-style-name="P1" draw:layer="layout" svg:x1="6.102cm" svg:y1="12.545cm" svg:x2="3.463cm" svg:y2="11.006cm">
          <text:p/>
        </draw:line>
        <draw:g>
          <draw:g>
            <draw:polygon draw:style-name="gr39" draw:text-style-name="P1" draw:layer="layout" svg:width="1.9cm" svg:height="1.14cm" svg:x="16.1cm" svg:y="12.774cm" svg:viewBox="0 0 1901 1141" draw:points="0,570 951,0 1901,570 951,1141">
              <text:p/>
            </draw:polygon>
            <draw:polygon draw:style-name="gr2" draw:text-style-name="P1" draw:layer="layout" svg:width="1.9cm" svg:height="1.14cm" svg:x="16.1cm" svg:y="12.774cm" svg:viewBox="0 0 1901 1141" draw:points="0,570 951,0 1901,570 951,1141">
              <text:p/>
            </draw:polygon>
          </draw:g>
          <draw:frame draw:style-name="gr40" draw:text-style-name="P4" draw:layer="layout" svg:width="1.583cm" svg:height="0.855cm" svg:x="16.258cm" svg:y="12.917cm">
            <draw:text-box>
              <text:p text:style-name="P4">has </text:p>
            </draw:text-box>
          </draw:frame>
        </draw:g>
        <draw:g>
          <draw:line draw:style-name="gr41" draw:text-style-name="P1" draw:layer="layout" svg:x1="14.988cm" svg:y1="12cm" svg:x2="16.102cm" svg:y2="13.345cm">
            <text:p/>
          </draw:line>
          <draw:frame draw:style-name="gr15" draw:text-style-name="P4" draw:layer="layout" svg:width="1.411cm" svg:height="0.621cm" svg:x="14.838cm" svg:y="12.362cm">
            <draw:text-box>
              <text:p text:style-name="P4">m</text:p>
            </draw:text-box>
          </draw:frame>
        </draw:g>
        <draw:g>
          <draw:g>
            <draw:polygon draw:style-name="gr42" draw:text-style-name="P1" draw:layer="layout" svg:width="1.6cm" svg:height="0.96cm" svg:x="19.525cm" svg:y="14.92cm" svg:viewBox="0 0 1601 961" draw:points="0,961 1601,961 1601,0 0,0">
              <text:p/>
            </draw:polygon>
            <draw:polygon draw:style-name="gr2" draw:text-style-name="P1" draw:layer="layout" svg:width="1.6cm" svg:height="0.96cm" svg:x="19.525cm" svg:y="14.92cm" svg:viewBox="0 0 1601 961" draw:points="0,961 1601,961 1601,0 0,0">
              <text:p/>
            </draw:polygon>
          </draw:g>
          <draw:frame draw:style-name="gr43" draw:text-style-name="P5" draw:layer="layout" svg:width="1.6cm" svg:height="0.96cm" svg:x="19.525cm" svg:y="14.92cm">
            <draw:text-box>
              <text:p text:style-name="P5"><text:span text:style-name="T2">Source</text:span></text:p>
            </draw:text-box>
          </draw:frame>
        </draw:g>
        <draw:g>
          <draw:g>
            <draw:path draw:style-name="gr44" draw:text-style-name="P1" draw:layer="layout" svg:width="1.936cm" svg:height="0.62cm" svg:x="20.5cm" svg:y="12.748cm" svg:viewBox="0 0 1937 621" svg:d="M310 621h1318c57 0 105-13 155-42 49-28 85-64 113-113 29-50 41-98 41-156 0-57-12-105-41-155-28-49-64-85-113-113-50-29-98-42-155-42h-1318c-57 0-105 13-155 42-49 28-85 64-113 113-29 50-42 98-42 156 0 57 13 105 42 155 28 49 64 85 113 113 50 29 98 42 155 42z">
              <text:p/>
            </draw:path>
            <draw:path draw:style-name="gr2" draw:text-style-name="P1" draw:layer="layout" svg:width="1.936cm" svg:height="0.62cm" svg:x="20.5cm" svg:y="12.748cm" svg:viewBox="0 0 1937 621" svg:d="M310 621h1318c57 0 105-13 155-42 49-28 85-64 113-113 29-50 41-98 41-156 0-57-12-105-41-155-28-49-64-85-113-113-50-29-98-42-155-42h-1318c-57 0-105 13-155 42-49 28-85 64-113 113-29 50-42 98-42 156 0 57 13 105 42 155 28 49 64 85 113 113 50 29 98 42 155 42z">
              <text:p/>
            </draw:path>
          </draw:g>
          <draw:frame draw:style-name="gr28" draw:text-style-name="P4" draw:layer="layout" svg:width="1.936cm" svg:height="0.88cm" svg:x="20.5cm" svg:y="12.618cm">
            <draw:text-box>
              <text:p text:style-name="P4">SourceType_ID</text:p>
            </draw:text-box>
          </draw:frame>
        </draw:g>
        <draw:line draw:style-name="gr18" draw:text-style-name="P1" draw:layer="layout" svg:x1="20.325cm" svg:y1="14.92cm" svg:x2="20.501cm" svg:y2="13.058cm">
          <text:p/>
        </draw:line>
        <draw:g>
          <draw:g>
            <draw:path draw:style-name="gr45" draw:text-style-name="P1" draw:layer="layout" svg:width="1.663cm" svg:height="0.6cm" svg:x="20.655cm" svg:y="13.47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  <draw:path draw:style-name="gr2" draw:text-style-name="P1" draw:layer="layout" svg:width="1.663cm" svg:height="0.6cm" svg:x="20.655cm" svg:y="13.47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</draw:g>
          <draw:frame draw:style-name="gr46" draw:text-style-name="P4" draw:layer="layout" svg:width="1.663cm" svg:height="0.6cm" svg:x="20.655cm" svg:y="13.472cm">
            <draw:text-box>
              <text:p text:style-name="P4">Serial</text:p>
            </draw:text-box>
          </draw:frame>
        </draw:g>
        <draw:line draw:style-name="gr18" draw:text-style-name="P1" draw:layer="layout" svg:x1="20.325cm" svg:y1="14.921cm" svg:x2="20.337cm" svg:y2="12.3cm">
          <text:p/>
        </draw:line>
        <draw:g>
          <draw:g>
            <draw:path draw:style-name="gr47" draw:text-style-name="P1" draw:layer="layout" svg:width="1.663cm" svg:height="0.665cm" svg:x="26.313cm" svg:y="18.943cm" svg:viewBox="0 0 1664 666" svg:d="M333 666h999c61 0 113-14 166-45 53-30 91-68 122-121 31-54 44-106 44-167s-13-113-44-167c-31-53-69-91-122-121-53-31-105-45-166-45h-999c-61 0-113 14-166 45-53 30-91 68-122 122-31 53-45 105-45 166s14 113 45 167c31 53 69 91 122 121 53 31 105 45 166 45z">
              <text:p/>
            </draw:path>
            <draw:path draw:style-name="gr2" draw:text-style-name="P1" draw:layer="layout" svg:width="1.663cm" svg:height="0.665cm" svg:x="26.313cm" svg:y="18.943cm" svg:viewBox="0 0 1664 666" svg:d="M333 666h999c61 0 113-14 166-45 53-30 91-68 122-121 31-54 44-106 44-167s-13-113-44-167c-31-53-69-91-122-121-53-31-105-45-166-45h-999c-61 0-113 14-166 45-53 30-91 68-122 122-31 53-45 105-45 166s14 113 45 167c31 53 69 91 122 121 53 31 105 45 166 45z">
              <text:p/>
            </draw:path>
          </draw:g>
          <draw:frame draw:style-name="gr28" draw:text-style-name="P4" draw:layer="layout" svg:width="1.663cm" svg:height="0.88cm" svg:x="26.313cm" svg:y="18.835cm">
            <draw:text-box>
              <text:p text:style-name="P4">Description</text:p>
            </draw:text-box>
          </draw:frame>
        </draw:g>
        <draw:line draw:style-name="gr18" draw:text-style-name="P1" draw:layer="layout" svg:x1="25.506cm" svg:y1="17.504cm" svg:x2="26.314cm" svg:y2="19.277cm">
          <text:p/>
        </draw:line>
        <draw:g>
          <draw:line draw:style-name="gr48" draw:text-style-name="P1" draw:layer="layout" svg:x1="14.988cm" svg:y1="11.601cm" svg:x2="17.907cm" svg:y2="10.414cm">
            <text:p/>
          </draw:line>
          <draw:frame draw:style-name="gr49" draw:text-style-name="P4" draw:layer="layout" svg:width="1.252cm" svg:height="0.629cm" svg:x="15.82cm" svg:y="10.693cm">
            <draw:text-box>
              <text:p text:style-name="P4">m</text:p>
            </draw:text-box>
          </draw:frame>
        </draw:g>
        <draw:g>
          <draw:g>
            <draw:polygon draw:style-name="gr50" draw:text-style-name="P1" draw:layer="layout" svg:width="1.863cm" svg:height="1.118cm" svg:x="22.137cm" svg:y="3.807cm" svg:viewBox="0 0 1864 1119" draw:points="0,1119 1864,1119 1864,0 0,0">
              <text:p/>
            </draw:polygon>
            <draw:polygon draw:style-name="gr2" draw:text-style-name="P1" draw:layer="layout" svg:width="1.863cm" svg:height="1.118cm" svg:x="22.137cm" svg:y="3.807cm" svg:viewBox="0 0 1864 1119" draw:points="0,1119 1864,1119 1864,0 0,0">
              <text:p/>
            </draw:polygon>
          </draw:g>
          <draw:frame draw:style-name="gr51" draw:text-style-name="P5" draw:layer="layout" svg:width="1.863cm" svg:height="1.118cm" svg:x="22.137cm" svg:y="3.807cm">
            <draw:text-box>
              <text:p text:style-name="P5"><text:span text:style-name="T2">Site</text:span></text:p>
            </draw:text-box>
          </draw:frame>
        </draw:g>
        <draw:g>
          <draw:g>
            <draw:polygon draw:style-name="gr52" draw:text-style-name="P1" draw:layer="layout" svg:width="1.735cm" svg:height="1.041cm" svg:x="24.5cm" svg:y="7.179cm" svg:viewBox="0 0 1736 1042" draw:points="0,1042 1736,1042 1736,0 0,0">
              <text:p/>
            </draw:polygon>
            <draw:polygon draw:style-name="gr2" draw:text-style-name="P1" draw:layer="layout" svg:width="1.735cm" svg:height="1.041cm" svg:x="24.5cm" svg:y="7.179cm" svg:viewBox="0 0 1736 1042" draw:points="0,1042 1736,1042 1736,0 0,0">
              <text:p/>
            </draw:polygon>
          </draw:g>
          <draw:frame draw:style-name="gr53" draw:text-style-name="P5" draw:layer="layout" svg:width="1.735cm" svg:height="1.041cm" svg:x="24.5cm" svg:y="7.179cm">
            <draw:text-box>
              <text:p text:style-name="P5"><text:span text:style-name="T2">Picture</text:span></text:p>
            </draw:text-box>
          </draw:frame>
        </draw:g>
        <draw:g>
          <draw:line draw:style-name="gr54" draw:text-style-name="P1" draw:layer="layout" svg:x1="23.607cm" svg:y1="4.925cm" svg:x2="24.493cm" svg:y2="5.844cm">
            <text:p/>
          </draw:line>
          <draw:frame draw:style-name="gr15" draw:text-style-name="P4" draw:layer="layout" svg:width="1.411cm" svg:height="0.621cm" svg:x="23.344cm" svg:y="5.073cm">
            <draw:text-box>
              <text:p text:style-name="P4">1</text:p>
            </draw:text-box>
          </draw:frame>
        </draw:g>
        <draw:g>
          <draw:g>
            <draw:path draw:style-name="gr55" draw:text-style-name="P1" draw:layer="layout" svg:width="1.751cm" svg:height="0.7cm" svg:x="19cm" svg:y="3.00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9cm" svg:y="3.001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9cm" svg:y="3.001cm">
            <draw:text-box>
              <text:p text:style-name="P4">Name</text:p>
            </draw:text-box>
          </draw:frame>
        </draw:g>
        <draw:line draw:style-name="gr18" draw:text-style-name="P1" draw:layer="layout" svg:x1="23.07cm" svg:y1="3.808cm" svg:x2="20.75cm" svg:y2="3.351cm">
          <text:p/>
        </draw:line>
        <draw:g>
          <draw:g>
            <draw:path draw:style-name="gr56" draw:text-style-name="P1" draw:layer="layout" svg:width="1.75cm" svg:height="0.7cm" svg:x="19cm" svg:y="2.195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  <draw:path draw:style-name="gr2" draw:text-style-name="P1" draw:layer="layout" svg:width="1.75cm" svg:height="0.7cm" svg:x="19cm" svg:y="2.195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</draw:g>
          <draw:frame draw:style-name="gr28" draw:text-style-name="P4" draw:layer="layout" svg:width="1.75cm" svg:height="0.88cm" svg:x="19cm" svg:y="2.105cm">
            <draw:text-box>
              <text:p text:style-name="P4">Description</text:p>
            </draw:text-box>
          </draw:frame>
        </draw:g>
        <draw:line draw:style-name="gr18" draw:text-style-name="P1" draw:layer="layout" svg:x1="23.07cm" svg:y1="3.809cm" svg:x2="20.75cm" svg:y2="2.545cm">
          <text:p/>
        </draw:line>
        <draw:g>
          <draw:g>
            <draw:path draw:style-name="gr57" draw:text-style-name="P1" draw:layer="layout" svg:width="1.751cm" svg:height="0.7cm" svg:x="20.75cm" svg:y="1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20.75cm" svg:y="1.8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20.75cm" svg:y="1.8cm">
            <draw:text-box>
              <text:p text:style-name="P4">Street</text:p>
            </draw:text-box>
          </draw:frame>
        </draw:g>
        <draw:line draw:style-name="gr18" draw:text-style-name="P1" draw:layer="layout" svg:x1="23.069cm" svg:y1="3.808cm" svg:x2="21.625cm" svg:y2="2.5cm">
          <text:p/>
        </draw:line>
        <draw:g>
          <draw:g>
            <draw:path draw:style-name="gr58" draw:text-style-name="P1" draw:layer="layout" svg:width="1.751cm" svg:height="0.7cm" svg:x="19cm" svg:y="3.807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9cm" svg:y="3.807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9cm" svg:y="3.807cm">
            <draw:text-box>
              <text:p text:style-name="P4">Site_ID</text:p>
            </draw:text-box>
          </draw:frame>
        </draw:g>
        <draw:line draw:style-name="gr18" draw:text-style-name="P1" draw:layer="layout" svg:x1="22.138cm" svg:y1="4.367cm" svg:x2="20.75cm" svg:y2="4.157cm">
          <text:p/>
        </draw:line>
        <draw:g>
          <draw:g>
            <draw:path draw:style-name="gr59" draw:text-style-name="P1" draw:layer="layout" svg:width="1.75cm" svg:height="0.7cm" svg:x="22.55cm" svg:y="1.8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  <draw:path draw:style-name="gr2" draw:text-style-name="P1" draw:layer="layout" svg:width="1.75cm" svg:height="0.7cm" svg:x="22.55cm" svg:y="1.8cm" svg:viewBox="0 0 1751 701" svg:d="M350 701h1051c64 0 119-15 175-47s96-72 128-128 47-111 47-176c0-64-15-119-47-175s-72-96-128-128-111-47-175-47h-1051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22.55cm" svg:y="1.8cm">
            <draw:text-box>
              <text:p text:style-name="P4">City</text:p>
            </draw:text-box>
          </draw:frame>
        </draw:g>
        <draw:line draw:style-name="gr18" draw:text-style-name="P1" draw:layer="layout" svg:x1="23.069cm" svg:y1="3.808cm" svg:x2="23.427cm" svg:y2="2.5cm">
          <text:p/>
        </draw:line>
        <draw:g>
          <draw:g>
            <draw:path draw:style-name="gr60" draw:text-style-name="P1" draw:layer="layout" svg:width="1.85cm" svg:height="0.62cm" svg:x="26.5cm" svg:y="6.39cm" svg:viewBox="0 0 1851 621" svg:d="M310 621h1231c57 0 105-13 155-42 49-28 85-64 113-113 29-50 42-98 42-156 0-57-13-105-42-155-28-49-64-85-113-113-50-29-98-42-155-42h-1231c-57 0-105 13-155 42-49 28-85 64-113 113-29 50-42 98-42 156 0 57 13 105 42 155 28 49 64 85 113 113 50 29 98 42 155 42z">
              <text:p/>
            </draw:path>
            <draw:path draw:style-name="gr2" draw:text-style-name="P1" draw:layer="layout" svg:width="1.85cm" svg:height="0.62cm" svg:x="26.5cm" svg:y="6.39cm" svg:viewBox="0 0 1851 621" svg:d="M310 621h1231c57 0 105-13 155-42 49-28 85-64 113-113 29-50 42-98 42-156 0-57-13-105-42-155-28-49-64-85-113-113-50-29-98-42-155-42h-1231c-57 0-105 13-155 42-49 28-85 64-113 113-29 50-42 98-42 156 0 57 13 105 42 155 28 49 64 85 113 113 50 29 98 42 155 42z">
              <text:p/>
            </draw:path>
          </draw:g>
          <draw:frame draw:style-name="gr61" draw:text-style-name="P4" draw:layer="layout" svg:width="1.85cm" svg:height="0.62cm" svg:x="26.5cm" svg:y="6.39cm">
            <draw:text-box>
              <text:p text:style-name="P4">BLOBs</text:p>
            </draw:text-box>
          </draw:frame>
        </draw:g>
        <draw:line draw:style-name="gr18" draw:text-style-name="P1" draw:layer="layout" svg:x1="26.235cm" svg:y1="7.7cm" svg:x2="26.501cm" svg:y2="6.7cm">
          <text:p/>
        </draw:line>
        <draw:g>
          <draw:g>
            <draw:path draw:style-name="gr62" draw:text-style-name="P1" draw:layer="layout" svg:width="1.676cm" svg:height="0.5cm" svg:x="26.736cm" svg:y="7.95cm" svg:viewBox="0 0 1677 501" svg:d="M250 501h1177c46 0 85-11 125-34s68-51 91-91c24-40 34-79 34-126 0-46-10-85-34-125-23-40-51-68-91-91s-79-34-125-34h-1177c-46 0-85 11-125 34s-68 51-91 91c-24 40-34 79-34 126 0 46 10 85 34 125 23 40 51 68 91 91s79 34 125 34z">
              <text:p/>
            </draw:path>
            <draw:path draw:style-name="gr2" draw:text-style-name="P1" draw:layer="layout" svg:width="1.676cm" svg:height="0.5cm" svg:x="26.736cm" svg:y="7.95cm" svg:viewBox="0 0 1677 501" svg:d="M250 501h1177c46 0 85-11 125-34s68-51 91-91c24-40 34-79 34-126 0-46-10-85-34-125-23-40-51-68-91-91s-79-34-125-34h-1177c-46 0-85 11-125 34s-68 51-91 91c-24 40-34 79-34 126 0 46 10 85 34 125 23 40 51 68 91 91s79 34 125 34z">
              <text:p/>
            </draw:path>
          </draw:g>
          <draw:frame draw:style-name="gr63" draw:text-style-name="P4" draw:layer="layout" svg:width="1.675cm" svg:height="0.5cm" svg:x="26.736cm" svg:y="7.95cm">
            <draw:text-box>
              <text:p text:style-name="P4">Date</text:p>
            </draw:text-box>
          </draw:frame>
        </draw:g>
        <draw:line draw:style-name="gr18" draw:text-style-name="P1" draw:layer="layout" svg:x1="26.235cm" svg:y1="7.699cm" svg:x2="26.737cm" svg:y2="8.201cm">
          <text:p/>
        </draw:line>
        <draw:g>
          <draw:g>
            <draw:path draw:style-name="gr64" draw:text-style-name="P1" draw:layer="layout" svg:width="1.848cm" svg:height="0.62cm" svg:x="26.65cm" svg:y="7.18cm" svg:viewBox="0 0 1849 621" svg:d="M310 621h1229c57 0 105-13 155-42 49-28 85-64 113-113 29-50 42-98 42-156 0-57-13-105-42-155-28-49-64-85-113-113-50-29-98-42-155-42h-1229c-57 0-105 13-155 42-49 28-85 64-113 113-29 50-42 98-42 156 0 57 13 105 42 155 28 49 64 85 113 113 50 29 98 42 155 42z">
              <text:p/>
            </draw:path>
            <draw:path draw:style-name="gr2" draw:text-style-name="P1" draw:layer="layout" svg:width="1.848cm" svg:height="0.62cm" svg:x="26.65cm" svg:y="7.18cm" svg:viewBox="0 0 1849 621" svg:d="M310 621h1229c57 0 105-13 155-42 49-28 85-64 113-113 29-50 42-98 42-156 0-57-13-105-42-155-28-49-64-85-113-113-50-29-98-42-155-42h-1229c-57 0-105 13-155 42-49 28-85 64-113 113-29 50-42 98-42 156 0 57 13 105 42 155 28 49 64 85 113 113 50 29 98 42 155 42z">
              <text:p/>
            </draw:path>
          </draw:g>
          <draw:frame draw:style-name="gr61" draw:text-style-name="P4" draw:layer="layout" svg:width="1.848cm" svg:height="0.62cm" svg:x="26.65cm" svg:y="7.18cm">
            <draw:text-box>
              <text:p text:style-name="P4">Description</text:p>
            </draw:text-box>
          </draw:frame>
        </draw:g>
        <draw:line draw:style-name="gr18" draw:text-style-name="P1" draw:layer="layout" svg:x1="26.235cm" svg:y1="7.7cm" svg:x2="26.651cm" svg:y2="7.49cm">
          <text:p/>
        </draw:line>
        <draw:g>
          <draw:g>
            <draw:polygon draw:style-name="gr65" draw:text-style-name="P1" draw:layer="layout" svg:width="1.875cm" svg:height="1.125cm" svg:x="16cm" svg:y="5.22cm" svg:viewBox="0 0 1876 1126" draw:points="0,1126 1876,1126 1876,0 0,0">
              <text:p/>
            </draw:polygon>
            <draw:polygon draw:style-name="gr2" draw:text-style-name="P1" draw:layer="layout" svg:width="1.875cm" svg:height="1.125cm" svg:x="16cm" svg:y="5.22cm" svg:viewBox="0 0 1876 1126" draw:points="0,1126 1876,1126 1876,0 0,0">
              <text:p/>
            </draw:polygon>
          </draw:g>
          <draw:frame draw:style-name="gr13" draw:text-style-name="P5" draw:layer="layout" svg:width="1.875cm" svg:height="1.125cm" svg:x="16cm" svg:y="5.22cm">
            <draw:text-box>
              <text:p text:style-name="P5"><text:span text:style-name="T2">Integration</text:span></text:p>
            </draw:text-box>
          </draw:frame>
        </draw:g>
        <draw:g>
          <draw:line draw:style-name="gr66" draw:text-style-name="P1" draw:layer="layout" svg:x1="16.974cm" svg:y1="6.35cm" svg:x2="16.16cm" svg:y2="7.28cm">
            <text:p/>
          </draw:line>
          <draw:frame draw:style-name="gr15" draw:text-style-name="P4" draw:layer="layout" svg:width="1.411cm" svg:height="0.621cm" svg:x="15.861cm" svg:y="6.505cm">
            <draw:text-box>
              <text:p text:style-name="P4">1</text:p>
            </draw:text-box>
          </draw:frame>
        </draw:g>
        <draw:g>
          <draw:g>
            <draw:path draw:style-name="gr67" draw:text-style-name="P1" draw:layer="layout" svg:width="1.75cm" svg:height="0.7cm" svg:x="14.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4.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14.5cm" svg:y="3.807cm">
            <draw:text-box>
              <text:p text:style-name="P4">Length_x</text:p>
            </draw:text-box>
          </draw:frame>
        </draw:g>
        <draw:g>
          <draw:g>
            <draw:path draw:style-name="gr68" draw:text-style-name="P1" draw:layer="layout" svg:width="2.125cm" svg:height="0.7cm" svg:x="13cm" svg:y="5.645cm" svg:viewBox="0 0 2126 701" svg:d="M350 701h1427c64 0 119-15 175-47 55-32 95-72 128-128 32-56 46-111 46-176 0-64-14-119-46-175-33-56-73-96-128-128-56-32-111-47-175-47h-1427c-64 0-119 15-175 47-55 32-95 72-128 128-32 56-47 111-47 176 0 64 15 119 47 175 33 56 73 96 128 128 56 32 111 47 175 47z">
              <text:p/>
            </draw:path>
            <draw:path draw:style-name="gr2" draw:text-style-name="P1" draw:layer="layout" svg:width="2.125cm" svg:height="0.7cm" svg:x="13cm" svg:y="5.645cm" svg:viewBox="0 0 2126 701" svg:d="M350 701h1427c64 0 119-15 175-47 55-32 95-72 128-128 32-56 46-111 46-176 0-64-14-119-46-175-33-56-73-96-128-128-56-32-111-47-175-47h-1427c-64 0-119 15-175 47-55 32-95 72-128 128-32 56-47 111-47 176 0 64 15 119 47 175 33 56 73 96 128 128 56 32 111 47 175 47z">
              <text:p/>
            </draw:path>
          </draw:g>
          <draw:frame draw:style-name="gr28" draw:text-style-name="P4" draw:layer="layout" svg:width="2.125cm" svg:height="0.88cm" svg:x="13cm" svg:y="5.555cm">
            <draw:text-box>
              <text:p text:style-name="P4">Integration_ID</text:p>
            </draw:text-box>
          </draw:frame>
        </draw:g>
        <draw:g>
          <draw:g>
            <draw:path draw:style-name="gr69" draw:text-style-name="P1" draw:layer="layout" svg:width="1.75cm" svg:height="0.7cm" svg:x="16.7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6.75cm" svg:y="3.80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16.75cm" svg:y="3.807cm">
            <draw:text-box>
              <text:p text:style-name="P4">Time</text:p>
            </draw:text-box>
          </draw:frame>
        </draw:g>
        <draw:g>
          <draw:g>
            <draw:path draw:style-name="gr70" draw:text-style-name="P1" draw:layer="layout" svg:width="1.748cm" svg:height="0.7cm" svg:x="12.5cm" svg:y="4.429cm" svg:viewBox="0 0 1749 701" svg:d="M349 701h1051c64 0 119-15 175-47 55-32 95-72 128-128 32-56 46-111 46-176 0-64-14-119-46-175-33-56-73-96-128-128-56-32-111-47-175-47h-1051c-64 0-119 15-175 47-55 32-95 72-128 128-32 56-46 111-46 176 0 64 14 119 46 175 33 56 73 96 128 128 56 32 111 47 175 47z">
              <text:p/>
            </draw:path>
            <draw:path draw:style-name="gr2" draw:text-style-name="P1" draw:layer="layout" svg:width="1.748cm" svg:height="0.7cm" svg:x="12.5cm" svg:y="4.429cm" svg:viewBox="0 0 1749 701" svg:d="M349 701h1051c64 0 119-15 175-47 55-32 95-72 128-128 32-56 46-111 46-176 0-64-14-119-46-175-33-56-73-96-128-128-56-32-111-47-175-47h-1051c-64 0-119 15-175 47-55 32-95 72-128 128-32 56-46 111-46 176 0 64 14 119 46 175 33 56 73 96 128 128 56 32 111 47 175 47z">
              <text:p/>
            </draw:path>
          </draw:g>
          <draw:frame draw:style-name="gr17" draw:text-style-name="P4" draw:layer="layout" svg:width="1.75cm" svg:height="0.7cm" svg:x="12.5cm" svg:y="4.429cm">
            <draw:text-box>
              <text:p text:style-name="P4">Angle</text:p>
            </draw:text-box>
          </draw:frame>
        </draw:g>
        <draw:g>
          <draw:g>
            <draw:path draw:style-name="gr71" draw:text-style-name="P1" draw:layer="layout" svg:width="1.75cm" svg:height="0.7cm" svg:x="15.5cm" svg:y="3.00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5.5cm" svg:y="3.00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15.5cm" svg:y="3.001cm">
            <draw:text-box>
              <text:p text:style-name="P4">Length_y</text:p>
            </draw:text-box>
          </draw:frame>
        </draw:g>
        <draw:line draw:style-name="gr18" draw:text-style-name="P1" draw:layer="layout" svg:x1="16.939cm" svg:y1="5.221cm" svg:x2="15.375cm" svg:y2="4.507cm">
          <text:p/>
        </draw:line>
        <draw:line draw:style-name="gr18" draw:text-style-name="P1" draw:layer="layout" svg:x1="16.001cm" svg:y1="5.783cm" svg:x2="15.125cm" svg:y2="5.997cm">
          <text:p/>
        </draw:line>
        <draw:line draw:style-name="gr18" draw:text-style-name="P1" draw:layer="layout" svg:x1="16.939cm" svg:y1="5.221cm" svg:x2="14.25cm" svg:y2="4.779cm">
          <text:p/>
        </draw:line>
        <draw:line draw:style-name="gr18" draw:text-style-name="P1" draw:layer="layout" svg:x1="16.937cm" svg:y1="5.221cm" svg:x2="17.626cm" svg:y2="4.507cm">
          <text:p/>
        </draw:line>
        <draw:g>
          <draw:g>
            <draw:path draw:style-name="gr72" draw:text-style-name="P1" draw:layer="layout" svg:width="1.502cm" svg:height="0.5cm" svg:x="1.675cm" svg:y="13.094cm" svg:viewBox="0 0 1503 501" svg:d="M250 501h1003c46 0 85-11 125-34 39-23 68-51 91-91s34-79 34-126c0-46-11-85-34-125s-52-68-91-91c-40-23-79-34-125-34h-1003c-46 0-85 11-125 34-39 23-68 51-91 91s-34 79-34 126c0 46 11 85 34 125s52 68 91 91c40 23 79 34 125 34z">
              <text:p/>
            </draw:path>
            <draw:path draw:style-name="gr2" draw:text-style-name="P1" draw:layer="layout" svg:width="1.502cm" svg:height="0.5cm" svg:x="1.675cm" svg:y="13.094cm" svg:viewBox="0 0 1503 501" svg:d="M250 501h1003c46 0 85-11 125-34 39-23 68-51 91-91s34-79 34-126c0-46-11-85-34-125s-52-68-91-91c-40-23-79-34-125-34h-1003c-46 0-85 11-125 34-39 23-68 51-91 91s-34 79-34 126c0 46 11 85 34 125s52 68 91 91c40 23 79 34 125 34z">
              <text:p/>
            </draw:path>
          </draw:g>
          <draw:frame draw:style-name="gr63" draw:text-style-name="P4" draw:layer="layout" svg:width="1.5cm" svg:height="0.5cm" svg:x="1.675cm" svg:y="13.094cm">
            <draw:text-box>
              <text:p text:style-name="P4">Unit</text:p>
            </draw:text-box>
          </draw:frame>
        </draw:g>
        <draw:g>
          <draw:g>
            <draw:path draw:style-name="gr73" draw:text-style-name="P2" draw:layer="layout" svg:width="1.7cm" svg:height="0.68cm" svg:x="3.05cm" svg:y="4.263cm" svg:viewBox="0 0 1701 681" svg:d="M340 681h1021c62 0 116-14 170-46 54-31 93-70 124-124 32-55 46-108 46-171 0-62-14-115-46-170-31-54-70-93-124-124-54-32-108-46-170-46h-1021c-62 0-116 14-170 46-54 31-93 70-124 124-32 55-46 108-46 171 0 62 14 115 46 170 31 54 70 93 124 124 54 32 108 46 170 46z">
              <text:p/>
            </draw:path>
            <draw:path draw:style-name="gr2" draw:text-style-name="P2" draw:layer="layout" svg:width="1.7cm" svg:height="0.68cm" svg:x="3.05cm" svg:y="4.263cm" svg:viewBox="0 0 1701 681" svg:d="M340 681h1021c62 0 116-14 170-46 54-31 93-70 124-124 32-55 46-108 46-171 0-62-14-115-46-170-31-54-70-93-124-124-54-32-108-46-170-46h-1021c-62 0-116 14-170 46-54 31-93 70-124 124-32 55-46 108-46 171 0 62 14 115 46 170 31 54 70 93 124 124 54 32 108 46 170 46z">
              <text:p/>
            </draw:path>
          </draw:g>
          <draw:frame draw:style-name="gr74" draw:text-style-name="P3" draw:layer="layout" svg:width="1.7cm" svg:height="0.68cm" svg:x="3.05cm" svg:y="4.263cm">
            <draw:text-box>
              <text:p text:style-name="P3">Date</text:p>
            </draw:text-box>
          </draw:frame>
        </draw:g>
        <draw:line draw:style-name="gr18" draw:text-style-name="P2" draw:layer="layout" svg:x1="3.763cm" svg:y1="4.943cm" svg:x2="3.5cm" svg:y2="5.589cm">
          <text:p/>
        </draw:line>
        <draw:g>
          <draw:g>
            <draw:path draw:style-name="gr75" draw:text-style-name="P2" draw:layer="layout" svg:width="1.75cm" svg:height="0.7cm" svg:x="1cm" svg:y="4.263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2" draw:layer="layout" svg:width="1.75cm" svg:height="0.7cm" svg:x="1cm" svg:y="4.263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28" draw:text-style-name="P3" draw:layer="layout" svg:width="1.75cm" svg:height="0.88cm" svg:x="1cm" svg:y="4.173cm">
            <draw:text-box>
              <text:p text:style-name="P3">DateTime_ID</text:p>
            </draw:text-box>
          </draw:frame>
        </draw:g>
        <draw:line draw:style-name="gr18" draw:text-style-name="P2" draw:layer="layout" svg:x1="1.875cm" svg:y1="4.963cm" svg:x2="3.501cm" svg:y2="5.589cm">
          <text:p/>
        </draw:line>
        <draw:g>
          <draw:line draw:style-name="gr76" draw:text-style-name="P1" draw:layer="layout" svg:x1="8.75cm" svg:y1="7.838cm" svg:x2="12.489cm" svg:y2="11.601cm">
            <text:p/>
          </draw:line>
          <draw:frame draw:style-name="gr77" draw:text-style-name="P4" draw:layer="layout" svg:width="1.411cm" svg:height="0.621cm" svg:x="9.913cm" svg:y="9.408cm">
            <draw:text-box>
              <text:p text:style-name="P4">m</text:p>
            </draw:text-box>
          </draw:frame>
        </draw:g>
        <draw:frame draw:style-name="gr78" draw:text-style-name="P4" draw:layer="layout" svg:width="3.528cm" svg:height="0.431cm" svg:x="12.736cm" svg:y="15.638cm">
          <draw:text-box>
            <text:p text:style-name="P4"><text:span text:style-name="T3">n</text:span></text:p>
          </draw:text-box>
        </draw:frame>
        <draw:g>
          <draw:g>
            <draw:polygon draw:style-name="gr79" draw:text-style-name="P1" draw:layer="layout" svg:width="1.75cm" svg:height="1.05cm" svg:x="7cm" svg:y="7.323cm" svg:viewBox="0 0 1751 1051" draw:points="0,526 876,0 1751,526 876,1051">
              <text:p/>
            </draw:polygon>
            <draw:polygon draw:style-name="gr2" draw:text-style-name="P1" draw:layer="layout" svg:width="1.75cm" svg:height="1.05cm" svg:x="7cm" svg:y="7.323cm" svg:viewBox="0 0 1751 1051" draw:points="0,526 876,0 1751,526 876,1051">
              <text:p/>
            </draw:polygon>
          </draw:g>
          <draw:frame draw:style-name="gr33" draw:text-style-name="P4" draw:layer="layout" svg:width="1.458cm" svg:height="0.787cm" svg:x="7.146cm" svg:y="7.454cm">
            <draw:text-box>
              <text:p text:style-name="P4">has</text:p>
            </draw:text-box>
          </draw:frame>
        </draw:g>
        <draw:g>
          <draw:line draw:style-name="gr80" draw:text-style-name="P1" draw:layer="layout" svg:x1="4.75cm" svg:y1="6.879cm" svg:x2="6.968cm" svg:y2="7.839cm">
            <text:p/>
          </draw:line>
          <draw:frame draw:style-name="gr15" draw:text-style-name="P4" draw:layer="layout" svg:width="1.411cm" svg:height="0.621cm" svg:x="5.153cm" svg:y="7.048cm">
            <draw:text-box>
              <text:p text:style-name="P4">n</text:p>
            </draw:text-box>
          </draw:frame>
        </draw:g>
        <draw:g>
          <draw:g>
            <draw:path draw:style-name="gr81" draw:text-style-name="P1" draw:layer="layout" svg:width="2.289cm" svg:height="0.62cm" svg:x="3.6cm" svg:y="15.95cm" svg:viewBox="0 0 2290 621" svg:d="M310 621h1670c57 0 105-13 155-42 49-28 85-64 113-113 29-50 42-98 42-156 0-57-13-105-42-155-28-49-64-85-113-113-50-29-98-42-155-42h-1670c-57 0-105 13-155 42-49 28-85 64-113 113-29 50-42 98-42 156 0 57 13 105 42 155 28 49 64 85 113 113 50 29 98 42 155 42z">
              <text:p/>
            </draw:path>
            <draw:path draw:style-name="gr2" draw:text-style-name="P1" draw:layer="layout" svg:width="2.289cm" svg:height="0.62cm" svg:x="3.6cm" svg:y="15.95cm" svg:viewBox="0 0 2290 621" svg:d="M310 621h1670c57 0 105-13 155-42 49-28 85-64 113-113 29-50 42-98 42-156 0-57-13-105-42-155-28-49-64-85-113-113-50-29-98-42-155-42h-1670c-57 0-105 13-155 42-49 28-85 64-113 113-29 50-42 98-42 156 0 57 13 105 42 155 28 49 64 85 113 113 50 29 98 42 155 42z">
              <text:p/>
            </draw:path>
          </draw:g>
          <draw:frame draw:style-name="gr61" draw:text-style-name="P4" draw:layer="layout" svg:width="2.288cm" svg:height="0.62cm" svg:x="3.6cm" svg:y="15.95cm">
            <draw:text-box>
              <text:p text:style-name="P4">QualityInfo_ID</text:p>
            </draw:text-box>
          </draw:frame>
        </draw:g>
        <draw:g>
          <draw:g>
            <draw:path draw:style-name="gr82" draw:text-style-name="P1" draw:layer="layout" svg:width="3.088cm" svg:height="0.62cm" svg:x="2.8cm" svg:y="16.704cm" svg:viewBox="0 0 3089 621" svg:d="M310 621h2469c57 0 105-13 155-42 49-28 85-64 113-113 29-50 42-98 42-156 0-57-13-105-42-155-28-49-64-85-113-113-50-29-98-42-155-42h-2469c-57 0-105 13-155 42-49 28-85 64-113 113-29 50-42 98-42 156 0 57 13 105 42 155 28 49 64 85 113 113 50 29 98 42 155 42z">
              <text:p/>
            </draw:path>
            <draw:path draw:style-name="gr2" draw:text-style-name="P1" draw:layer="layout" svg:width="3.088cm" svg:height="0.62cm" svg:x="2.8cm" svg:y="16.704cm" svg:viewBox="0 0 3089 621" svg:d="M310 621h2469c57 0 105-13 155-42 49-28 85-64 113-113 29-50 42-98 42-156 0-57-13-105-42-155-28-49-64-85-113-113-50-29-98-42-155-42h-2469c-57 0-105 13-155 42-49 28-85 64-113 113-29 50-42 98-42 156 0 57 13 105 42 155 28 49 64 85 113 113 50 29 98 42 155 42z">
              <text:p/>
            </draw:path>
          </draw:g>
          <draw:frame draw:style-name="gr28" draw:text-style-name="P4" draw:layer="layout" svg:width="3.088cm" svg:height="0.88cm" svg:x="2.8cm" svg:y="16.574cm">
            <draw:text-box>
              <text:p text:style-name="P4">DQCommentTimestamp</text:p>
            </draw:text-box>
          </draw:frame>
        </draw:g>
        <draw:line draw:style-name="gr18" draw:text-style-name="P1" draw:layer="layout" svg:x1="6.226cm" svg:y1="16.25cm" svg:x2="5.887cm" svg:y2="17.015cm">
          <text:p/>
        </draw:line>
        <draw:line draw:style-name="gr18" draw:text-style-name="P1" draw:layer="layout" svg:x1="6.226cm" svg:y1="16.25cm" svg:x2="5.887cm" svg:y2="16.261cm">
          <text:p/>
        </draw:line>
        <draw:g>
          <draw:line draw:style-name="gr83" draw:text-style-name="P1" draw:layer="layout" svg:x1="17.449cm" svg:y1="13.675cm" svg:x2="19.526cm" svg:y2="15.401cm">
            <text:p/>
          </draw:line>
          <draw:frame draw:style-name="gr77" draw:text-style-name="P4" draw:layer="layout" svg:width="1.411cm" svg:height="0.621cm" svg:x="17.781cm" svg:y="14.227cm">
            <draw:text-box>
              <text:p text:style-name="P4">1</text:p>
            </draw:text-box>
          </draw:frame>
        </draw:g>
        <draw:g>
          <draw:g>
            <draw:polygon draw:style-name="gr84" draw:text-style-name="P1" draw:layer="layout" svg:width="1.75cm" svg:height="1.05cm" svg:x="15.25cm" svg:y="7.275cm" svg:viewBox="0 0 1751 1051" draw:points="0,526 875,0 1751,526 875,1051">
              <text:p/>
            </draw:polygon>
            <draw:polygon draw:style-name="gr2" draw:text-style-name="P1" draw:layer="layout" svg:width="1.75cm" svg:height="1.05cm" svg:x="15.25cm" svg:y="7.275cm" svg:viewBox="0 0 1751 1051" draw:points="0,526 875,0 1751,526 875,1051">
              <text:p/>
            </draw:polygon>
          </draw:g>
          <draw:frame draw:style-name="gr33" draw:text-style-name="P4" draw:layer="layout" svg:width="1.458cm" svg:height="0.787cm" svg:x="15.396cm" svg:y="7.406cm">
            <draw:text-box>
              <text:p text:style-name="P4">has</text:p>
            </draw:text-box>
          </draw:frame>
        </draw:g>
        <draw:g>
          <draw:line draw:style-name="gr85" draw:text-style-name="P1" draw:layer="layout" svg:x1="16.126cm" svg:y1="8.325cm" svg:x2="14.8cm" svg:y2="11.026cm">
            <text:p/>
          </draw:line>
          <draw:frame draw:style-name="gr77" draw:text-style-name="P4" draw:layer="layout" svg:width="1.411cm" svg:height="0.621cm" svg:x="14.757cm" svg:y="9.364cm">
            <draw:text-box>
              <text:p text:style-name="P4">m</text:p>
            </draw:text-box>
          </draw:frame>
        </draw:g>
        <draw:g>
          <draw:g>
            <draw:polygon draw:style-name="gr86" draw:text-style-name="P1" draw:layer="layout" svg:width="1.75cm" svg:height="1.05cm" svg:x="24.492cm" svg:y="5.318cm" svg:viewBox="0 0 1751 1051" draw:points="0,526 876,0 1751,526 876,1051">
              <text:p/>
            </draw:polygon>
            <draw:polygon draw:style-name="gr2" draw:text-style-name="P1" draw:layer="layout" svg:width="1.75cm" svg:height="1.05cm" svg:x="24.492cm" svg:y="5.318cm" svg:viewBox="0 0 1751 1051" draw:points="0,526 876,0 1751,526 876,1051">
              <text:p/>
            </draw:polygon>
          </draw:g>
          <draw:frame draw:style-name="gr33" draw:text-style-name="P4" draw:layer="layout" svg:width="1.458cm" svg:height="0.787cm" svg:x="24.638cm" svg:y="5.449cm">
            <draw:text-box>
              <text:p text:style-name="P4">has</text:p>
            </draw:text-box>
          </draw:frame>
        </draw:g>
        <draw:g>
          <draw:line draw:style-name="gr87" draw:text-style-name="P1" draw:layer="layout" svg:x1="25.367cm" svg:y1="6.368cm" svg:x2="25.367cm" svg:y2="7.178cm">
            <text:p/>
          </draw:line>
          <draw:frame draw:style-name="gr77" draw:text-style-name="P4" draw:layer="layout" svg:width="1.411cm" svg:height="0.621cm" svg:x="24.662cm" svg:y="6.463cm">
            <draw:text-box>
              <text:p text:style-name="P4">m</text:p>
            </draw:text-box>
          </draw:frame>
        </draw:g>
        <draw:g>
          <draw:g>
            <draw:path draw:style-name="gr88" draw:text-style-name="P1" draw:layer="layout" svg:width="1.5cm" svg:height="0.6cm" svg:x="26.911cm" svg:y="8.7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911cm" svg:y="8.7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28" draw:text-style-name="P4" draw:layer="layout" svg:width="1.5cm" svg:height="0.88cm" svg:x="26.911cm" svg:y="8.56cm">
            <draw:text-box>
              <text:p text:style-name="P4">Picture_ID</text:p>
            </draw:text-box>
          </draw:frame>
        </draw:g>
        <draw:line draw:style-name="gr18" draw:text-style-name="P1" draw:layer="layout" svg:x1="26.912cm" svg:y1="9.001cm" svg:x2="26.235cm" svg:y2="7.699cm">
          <text:p/>
        </draw:line>
        <draw:g>
          <draw:g>
            <draw:polygon draw:style-name="gr89" draw:text-style-name="P1" draw:layer="layout" svg:width="2cm" svg:height="1.2cm" svg:x="23.506cm" svg:y="16.904cm" svg:viewBox="0 0 2001 1201" draw:points="0,1201 2001,1201 2001,0 0,0">
              <text:p/>
            </draw:polygon>
            <draw:polygon draw:style-name="gr2" draw:text-style-name="P1" draw:layer="layout" svg:width="2cm" svg:height="1.2cm" svg:x="23.506cm" svg:y="16.904cm" svg:viewBox="0 0 2001 1201" draw:points="0,1201 2001,1201 2001,0 0,0">
              <text:p/>
            </draw:polygon>
          </draw:g>
          <draw:frame draw:style-name="gr90" draw:text-style-name="P5" draw:layer="layout" svg:width="2cm" svg:height="1.2cm" svg:x="23.506cm" svg:y="16.904cm">
            <draw:text-box>
              <text:p text:style-name="P5"><text:span text:style-name="T2">SourceType</text:span></text:p>
            </draw:text-box>
          </draw:frame>
        </draw:g>
        <draw:g>
          <draw:g>
            <draw:path draw:style-name="gr91" draw:text-style-name="P1" draw:layer="layout" svg:width="1.999cm" svg:height="0.62cm" svg:x="26.306cm" svg:y="17.194cm" svg:viewBox="0 0 2000 621" svg:d="M310 621h1381c57 0 105-13 155-42 49-28 85-64 113-113 29-50 41-98 41-156 0-57-12-105-41-155-28-49-64-85-113-113-50-29-98-42-155-42h-1381c-57 0-105 13-155 42-49 28-85 64-113 113-29 50-42 98-42 156 0 57 13 105 42 155 28 49 64 85 113 113 50 29 98 42 155 42z">
              <text:p/>
            </draw:path>
            <draw:path draw:style-name="gr2" draw:text-style-name="P1" draw:layer="layout" svg:width="1.999cm" svg:height="0.62cm" svg:x="26.306cm" svg:y="17.194cm" svg:viewBox="0 0 2000 621" svg:d="M310 621h1381c57 0 105-13 155-42 49-28 85-64 113-113 29-50 41-98 41-156 0-57-12-105-41-155-28-49-64-85-113-113-50-29-98-42-155-42h-1381c-57 0-105 13-155 42-49 28-85 64-113 113-29 50-42 98-42 156 0 57 13 105 42 155 28 49 64 85 113 113 50 29 98 42 155 42z">
              <text:p/>
            </draw:path>
          </draw:g>
          <draw:frame draw:style-name="gr28" draw:text-style-name="P4" draw:layer="layout" svg:width="2cm" svg:height="0.88cm" svg:x="26.306cm" svg:y="17.064cm">
            <draw:text-box>
              <text:p text:style-name="P4">SourceType_ID</text:p>
            </draw:text-box>
          </draw:frame>
        </draw:g>
        <draw:line draw:style-name="gr18" draw:text-style-name="P1" draw:layer="layout" svg:x1="25.506cm" svg:y1="17.504cm" svg:x2="26.306cm" svg:y2="17.504cm">
          <text:p/>
        </draw:line>
        <draw:g>
          <draw:g>
            <draw:path draw:style-name="gr92" draw:text-style-name="P1" draw:layer="layout" svg:width="2.187cm" svg:height="0.62cm" svg:x="26.313cm" svg:y="18.069cm" svg:viewBox="0 0 2188 621" svg:d="M310 621h1569c57 0 105-13 155-42 49-28 85-64 113-113 29-50 41-98 41-156 0-57-12-105-41-155-28-49-64-85-113-113-50-29-98-42-155-42h-1569c-57 0-105 13-155 42-49 28-85 64-113 113-29 50-42 98-42 156 0 57 13 105 42 155 28 49 64 85 113 113 50 29 98 42 155 42z">
              <text:p/>
            </draw:path>
            <draw:path draw:style-name="gr2" draw:text-style-name="P1" draw:layer="layout" svg:width="2.187cm" svg:height="0.62cm" svg:x="26.313cm" svg:y="18.069cm" svg:viewBox="0 0 2188 621" svg:d="M310 621h1569c57 0 105-13 155-42 49-28 85-64 113-113 29-50 41-98 41-156 0-57-12-105-41-155-28-49-64-85-113-113-50-29-98-42-155-42h-1569c-57 0-105 13-155 42-49 28-85 64-113 113-29 50-42 98-42 156 0 57 13 105 42 155 28 49 64 85 113 113 50 29 98 42 155 42z">
              <text:p/>
            </draw:path>
          </draw:g>
          <draw:frame draw:style-name="gr61" draw:text-style-name="P4" draw:layer="layout" svg:width="2.187cm" svg:height="0.62cm" svg:x="26.313cm" svg:y="18.069cm">
            <draw:text-box>
              <text:p text:style-name="P4">Name</text:p>
            </draw:text-box>
          </draw:frame>
        </draw:g>
        <draw:line draw:style-name="gr18" draw:text-style-name="P1" draw:layer="layout" svg:x1="25.506cm" svg:y1="17.504cm" svg:x2="26.314cm" svg:y2="18.38cm">
          <text:p/>
        </draw:line>
        <draw:g>
          <draw:line draw:style-name="gr93" draw:text-style-name="P1" draw:layer="layout" svg:x1="23.507cm" svg:y1="17.505cm" svg:x2="21.125cm" svg:y2="15.4cm">
            <text:p/>
          </draw:line>
          <draw:frame draw:style-name="gr15" draw:text-style-name="P4" draw:layer="layout" svg:width="1.411cm" svg:height="0.621cm" svg:x="21.61cm" svg:y="16.141cm">
            <draw:text-box>
              <text:p text:style-name="P4">ID</text:p>
            </draw:text-box>
          </draw:frame>
        </draw:g>
        <draw:g>
          <draw:g>
            <draw:path draw:style-name="gr94" draw:text-style-name="P1" draw:layer="layout" svg:width="1.6cm" svg:height="0.64cm" svg:x="20.999cm" svg:y="14.176cm" svg:viewBox="0 0 1601 641" svg:d="M320 641h962c58 0 109-13 160-43 51-29 87-66 117-117 29-51 42-101 42-161 0-59-13-109-42-160-30-51-66-88-117-117-51-30-102-43-160-43h-962c-58 0-109 13-160 43-51 29-87 66-117 117-29 51-43 101-43 161 0 59 14 109 43 160 30 51 66 88 117 117 51 30 102 43 160 43z">
              <text:p/>
            </draw:path>
            <draw:path draw:style-name="gr2" draw:text-style-name="P1" draw:layer="layout" svg:width="1.6cm" svg:height="0.64cm" svg:x="20.999cm" svg:y="14.176cm" svg:viewBox="0 0 1601 641" svg:d="M320 641h962c58 0 109-13 160-43 51-29 87-66 117-117 29-51 42-101 42-161 0-59-13-109-42-160-30-51-66-88-117-117-51-30-102-43-160-43h-962c-58 0-109 13-160 43-51 29-87 66-117 117-29 51-43 101-43 161 0 59 14 109 43 160 30 51 66 88 117 117 51 30 102 43 160 43z">
              <text:p/>
            </draw:path>
          </draw:g>
          <draw:frame draw:style-name="gr28" draw:text-style-name="P4" draw:layer="layout" svg:width="1.6cm" svg:height="0.88cm" svg:x="20.999cm" svg:y="14.056cm">
            <draw:text-box>
              <text:p text:style-name="P4">Description</text:p>
            </draw:text-box>
          </draw:frame>
        </draw:g>
        <draw:line draw:style-name="gr18" draw:text-style-name="P1" draw:layer="layout" svg:x1="21cm" svg:y1="14.496cm" svg:x2="20.325cm" svg:y2="14.921cm">
          <text:p/>
        </draw:line>
        <draw:g>
          <draw:g>
            <draw:polygon draw:style-name="gr95" draw:text-style-name="P1" draw:layer="layout" svg:width="2.5cm" svg:height="0.927cm" svg:x="7.25cm" svg:y="5.04cm" svg:viewBox="0 0 2501 928" draw:points="0,928 2501,928 2501,0 0,0">
              <text:p/>
            </draw:polygon>
            <draw:polygon draw:style-name="gr2" draw:text-style-name="P1" draw:layer="layout" svg:width="2.5cm" svg:height="0.927cm" svg:x="7.25cm" svg:y="5.04cm" svg:viewBox="0 0 2501 928" draw:points="0,928 2501,928 2501,0 0,0">
              <text:p/>
            </draw:polygon>
          </draw:g>
          <draw:frame draw:style-name="gr96" draw:text-style-name="P5" draw:layer="layout" svg:width="2.5cm" svg:height="0.927cm" svg:x="7.25cm" svg:y="5.04cm">
            <draw:text-box>
              <text:p text:style-name="P5"><text:span text:style-name="T2">DateTimeGroup</text:span></text:p>
            </draw:text-box>
          </draw:frame>
        </draw:g>
        <draw:g>
          <draw:line draw:style-name="gr97" draw:text-style-name="P1" draw:layer="layout" svg:x1="7.875cm" svg:y1="7.324cm" svg:x2="8.501cm" svg:y2="5.967cm">
            <text:p/>
          </draw:line>
          <draw:frame draw:style-name="gr15" draw:text-style-name="P4" draw:layer="layout" svg:width="1.411cm" svg:height="0.621cm" svg:x="7.482cm" svg:y="6.335cm">
            <draw:text-box>
              <text:p text:style-name="P4">ID</text:p>
            </draw:text-box>
          </draw:frame>
        </draw:g>
        <draw:g>
          <draw:g>
            <draw:path draw:style-name="gr98" draw:text-style-name="P1" draw:layer="layout" svg:width="1.75cm" svg:height="0.7cm" svg:x="5.7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5.7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28" draw:text-style-name="P4" draw:layer="layout" svg:width="1.75cm" svg:height="0.88cm" svg:x="5.75cm" svg:y="3.749cm">
            <draw:text-box>
              <text:p text:style-name="P4">DateTime_ID</text:p>
            </draw:text-box>
          </draw:frame>
        </draw:g>
        <draw:g>
          <draw:g>
            <draw:path draw:style-name="gr99" draw:text-style-name="P1" draw:layer="layout" svg:width="1.75cm" svg:height="0.7cm" svg:x="9.12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9.125cm" svg:y="3.839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9.125cm" svg:y="3.839cm">
            <draw:text-box>
              <text:p text:style-name="P4">Group_ID</text:p>
            </draw:text-box>
          </draw:frame>
        </draw:g>
        <draw:g>
          <draw:g>
            <draw:path draw:style-name="gr100" draw:text-style-name="P1" draw:layer="layout" svg:width="1.75cm" svg:height="0.7cm" svg:x="7.625cm" svg:y="3.13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7.625cm" svg:y="3.137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7.625cm" svg:y="3.137cm">
            <draw:text-box>
              <text:p text:style-name="P4">Signal_ID</text:p>
            </draw:text-box>
          </draw:frame>
        </draw:g>
        <draw:line draw:style-name="gr18" draw:text-style-name="P1" draw:layer="layout" svg:x1="9.399cm" svg:y1="4.53cm" svg:x2="8.5cm" svg:y2="5.041cm">
          <text:p/>
        </draw:line>
        <draw:line draw:style-name="gr18" draw:text-style-name="P1" draw:layer="layout" svg:x1="8.5cm" svg:y1="3.837cm" svg:x2="8.5cm" svg:y2="5.039cm">
          <text:p/>
        </draw:line>
        <draw:line draw:style-name="gr18" draw:text-style-name="P1" draw:layer="layout" svg:x1="7.31cm" svg:y1="4.5cm" svg:x2="8.5cm" svg:y2="5.041cm">
          <text:p/>
        </draw:line>
        <draw:g>
          <draw:g>
            <draw:path draw:style-name="gr101" draw:text-style-name="P1" draw:layer="layout" svg:width="1.75cm" svg:height="0.7cm" svg:x="11.988cm" svg:y="9.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11.988cm" svg:y="9.1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11.988cm" svg:y="9.1cm">
            <draw:text-box>
              <text:p text:style-name="P4">Signal_ID</text:p>
            </draw:text-box>
          </draw:frame>
        </draw:g>
        <draw:line draw:style-name="gr18" draw:text-style-name="P1" draw:layer="layout" svg:x1="13.057cm" svg:y1="9.8cm" svg:x2="13.738cm" svg:y2="11.026cm">
          <text:p/>
        </draw:line>
        <draw:g>
          <draw:g>
            <draw:path draw:style-name="gr102" draw:text-style-name="P1" draw:layer="layout" svg:width="1.75cm" svg:height="0.7cm" svg:x="9.975cm" svg:y="8.2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9.975cm" svg:y="8.2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28" draw:text-style-name="P4" draw:layer="layout" svg:width="1.75cm" svg:height="0.88cm" svg:x="9.975cm" svg:y="8.198cm">
            <draw:text-box>
              <text:p text:style-name="P4">DateTime_ID</text:p>
            </draw:text-box>
          </draw:frame>
        </draw:g>
        <draw:g>
          <draw:g>
            <draw:path draw:style-name="gr103" draw:text-style-name="P1" draw:layer="layout" svg:width="1.75cm" svg:height="0.7cm" svg:x="9.675cm" svg:y="7.4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9.675cm" svg:y="7.488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9.675cm" svg:y="7.488cm">
            <draw:text-box>
              <text:p text:style-name="P4">Signal_ID</text:p>
            </draw:text-box>
          </draw:frame>
        </draw:g>
        <draw:line draw:style-name="gr18" draw:text-style-name="P1" draw:layer="layout" svg:x1="8.75cm" svg:y1="7.838cm" svg:x2="9.675cm" svg:y2="7.838cm">
          <text:p/>
        </draw:line>
        <draw:line draw:style-name="gr18" draw:text-style-name="P1" draw:layer="layout" svg:x1="10.116cm" svg:y1="8.359cm" svg:x2="8.75cm" svg:y2="7.838cm">
          <text:p/>
        </draw:line>
        <draw:g>
          <draw:g>
            <draw:path draw:style-name="gr104" draw:text-style-name="P1" draw:layer="layout" svg:width="1.663cm" svg:height="0.6cm" svg:x="20.337cm" svg:y="1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  <draw:path draw:style-name="gr2" draw:text-style-name="P1" draw:layer="layout" svg:width="1.663cm" svg:height="0.6cm" svg:x="20.337cm" svg:y="12cm" svg:viewBox="0 0 1664 601" svg:d="M300 601h1065c55 0 102-13 150-40 47-28 82-62 109-110 28-48 40-95 40-151 0-55-12-102-40-150-27-48-62-82-109-110-48-27-95-40-150-40h-1065c-55 0-102 13-150 40-47 28-82 62-109 110-28 48-41 95-41 151 0 55 13 102 41 150 27 48 62 82 109 110 48 27 95 40 150 40z">
              <text:p/>
            </draw:path>
          </draw:g>
          <draw:frame draw:style-name="gr46" draw:text-style-name="P4" draw:layer="layout" svg:width="1.663cm" svg:height="0.6cm" svg:x="20.337cm" svg:y="12cm">
            <draw:text-box>
              <text:p text:style-name="P4">Source_ID</text:p>
            </draw:text-box>
          </draw:frame>
        </draw:g>
        <draw:g>
          <draw:g>
            <draw:polygon draw:style-name="gr105" draw:text-style-name="P1" draw:layer="layout" svg:width="2.338cm" svg:height="0.917cm" svg:x="23.506cm" svg:y="13.898cm" svg:viewBox="0 0 2339 918" draw:points="0,918 2339,918 2339,0 0,0">
              <text:p/>
            </draw:polygon>
            <draw:polygon draw:style-name="gr2" draw:text-style-name="P1" draw:layer="layout" svg:width="2.338cm" svg:height="0.917cm" svg:x="23.506cm" svg:y="13.898cm" svg:viewBox="0 0 2339 918" draw:points="0,918 2339,918 2339,0 0,0">
              <text:p/>
            </draw:polygon>
          </draw:g>
          <draw:frame draw:style-name="gr106" draw:text-style-name="P5" draw:layer="layout" svg:width="2.338cm" svg:height="0.917cm" svg:x="23.506cm" svg:y="13.898cm">
            <draw:text-box>
              <text:p text:style-name="P5"><text:span text:style-name="T2">ValueDefinition</text:span></text:p>
            </draw:text-box>
          </draw:frame>
        </draw:g>
        <draw:g>
          <draw:line draw:style-name="gr107" draw:text-style-name="P1" draw:layer="layout" svg:x1="24.538cm" svg:y1="16.905cm" svg:x2="24.651cm" svg:y2="14.816cm">
            <text:p/>
          </draw:line>
          <draw:frame draw:style-name="gr15" draw:text-style-name="P4" draw:layer="layout" svg:width="1.411cm" svg:height="0.621cm" svg:x="23.888cm" svg:y="15.549cm">
            <draw:text-box>
              <text:p text:style-name="P4">ID</text:p>
            </draw:text-box>
          </draw:frame>
        </draw:g>
        <draw:g>
          <draw:g>
            <draw:path draw:style-name="gr108" draw:text-style-name="P1" draw:layer="layout" svg:width="1.484cm" svg:height="0.6cm" svg:x="26.75cm" svg:y="14.916cm" svg:viewBox="0 0 1485 601" svg:d="M300 601h902c49-3 90-15 132-40 48-28 83-62 110-110 28-48 41-95 41-151 0-55-13-102-41-150-27-48-62-82-110-110-42-25-83-37-132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484cm" svg:height="0.6cm" svg:x="26.75cm" svg:y="14.916cm" svg:viewBox="0 0 1485 601" svg:d="M300 601h902c49-3 90-15 132-40 48-28 83-62 110-110 28-48 41-95 41-151 0-55-13-102-41-150-27-48-62-82-110-110-42-25-83-37-132-40h-902c-55 0-102 13-150 40-47 28-82 62-109 110-28 48-41 95-41 151 0 55 13 102 41 150 27 48 62 82 109 110 48 27 95 40 150 40z">
              <text:p/>
            </draw:path>
          </draw:g>
          <draw:frame draw:style-name="gr46" draw:text-style-name="P4" draw:layer="layout" svg:width="1.5cm" svg:height="0.6cm" svg:x="26.75cm" svg:y="14.916cm">
            <draw:text-box>
              <text:p text:style-name="P4">Name</text:p>
            </draw:text-box>
          </draw:frame>
        </draw:g>
        <draw:g>
          <draw:g>
            <draw:path draw:style-name="gr109" draw:text-style-name="P1" draw:layer="layout" svg:width="1.5cm" svg:height="0.6cm" svg:x="26.7cm" svg:y="15.6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7cm" svg:y="15.6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46" draw:text-style-name="P4" draw:layer="layout" svg:width="1.5cm" svg:height="0.6cm" svg:x="26.7cm" svg:y="15.616cm">
            <draw:text-box>
              <text:p text:style-name="P4">Value</text:p>
            </draw:text-box>
          </draw:frame>
        </draw:g>
        <draw:g>
          <draw:g>
            <draw:path draw:style-name="gr110" draw:text-style-name="P1" draw:layer="layout" svg:width="1.5cm" svg:height="0.6cm" svg:x="26.85cm" svg:y="14.2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  <draw:path draw:style-name="gr2" draw:text-style-name="P1" draw:layer="layout" svg:width="1.5cm" svg:height="0.6cm" svg:x="26.85cm" svg:y="14.216cm" svg:viewBox="0 0 1501 601" svg:d="M300 601h902c55 0 102-13 150-40 47-28 82-62 109-110 28-48 40-95 40-151 0-55-12-102-40-150-27-48-62-82-109-110-48-27-95-40-150-40h-902c-55 0-102 13-150 40-47 28-82 62-109 110-28 48-41 95-41 151 0 55 13 102 41 150 27 48 62 82 109 110 48 27 95 40 150 40z">
              <text:p/>
            </draw:path>
          </draw:g>
          <draw:frame draw:style-name="gr46" draw:text-style-name="P4" draw:layer="layout" svg:width="1.5cm" svg:height="0.6cm" svg:x="26.85cm" svg:y="14.216cm">
            <draw:text-box>
              <text:p text:style-name="P4">Code_ID</text:p>
            </draw:text-box>
          </draw:frame>
        </draw:g>
        <draw:line draw:style-name="gr111" draw:text-style-name="P1" draw:layer="layout" svg:x1="25.843cm" svg:y1="14.357cm" svg:x2="26.851cm" svg:y2="14.517cm">
          <text:p/>
        </draw:line>
        <draw:line draw:style-name="gr111" draw:text-style-name="P1" draw:layer="layout" svg:x1="25.843cm" svg:y1="14.357cm" svg:x2="26.751cm" svg:y2="15.217cm">
          <text:p/>
        </draw:line>
        <draw:line draw:style-name="gr18" draw:text-style-name="P1" draw:layer="layout" svg:x1="25.843cm" svg:y1="14.357cm" svg:x2="26.701cm" svg:y2="15.917cm">
          <text:p/>
        </draw:line>
        <draw:g>
          <draw:g>
            <draw:path draw:style-name="gr112" draw:text-style-name="P1" draw:layer="layout" svg:width="2cm" svg:height="0.62cm" svg:x="26.461cm" svg:y="13.391cm" svg:viewBox="0 0 2001 621" svg:d="M310 621h1382c57 0 105-13 155-42 49-28 84-64 113-113 29-50 41-98 41-156 0-57-12-105-41-155-29-49-64-85-113-113-50-29-98-42-155-42h-1382c-57 0-105 13-155 42-49 28-84 64-113 113-29 50-42 98-42 156 0 57 13 105 42 155 29 49 64 85 113 113 50 29 98 42 155 42z">
              <text:p/>
            </draw:path>
            <draw:path draw:style-name="gr2" draw:text-style-name="P1" draw:layer="layout" svg:width="2cm" svg:height="0.62cm" svg:x="26.461cm" svg:y="13.391cm" svg:viewBox="0 0 2001 621" svg:d="M310 621h1382c57 0 105-13 155-42 49-28 84-64 113-113 29-50 41-98 41-156 0-57-12-105-41-155-29-49-64-85-113-113-50-29-98-42-155-42h-1382c-57 0-105 13-155 42-49 28-84 64-113 113-29 50-42 98-42 156 0 57 13 105 42 155 29 49 64 85 113 113 50 29 98 42 155 42z">
              <text:p/>
            </draw:path>
          </draw:g>
          <draw:frame draw:style-name="gr28" draw:text-style-name="P4" draw:layer="layout" svg:width="2cm" svg:height="0.88cm" svg:x="26.461cm" svg:y="13.261cm">
            <draw:text-box>
              <text:p text:style-name="P4">DeviceType_ID</text:p>
            </draw:text-box>
          </draw:frame>
        </draw:g>
        <draw:line draw:style-name="gr18" draw:text-style-name="P1" draw:layer="layout" svg:x1="25.843cm" svg:y1="14.358cm" svg:x2="26.462cm" svg:y2="13.701cm">
          <text:p/>
        </draw:line>
        <draw:g>
          <draw:line draw:style-name="gr2" draw:text-style-name="P1" draw:layer="layout" svg:x1="16.938cm" svg:y1="5.222cm" svg:x2="16.48cm" svg:y2="3.701cm">
            <text:p/>
          </draw:line>
          <draw:frame draw:style-name="gr113" draw:text-style-name="P1" draw:layer="layout" svg:width="1.411cm" svg:height="1.227cm" svg:x="16.003cm" svg:y="3.847cm">
            <draw:text-box>
              <text:p/>
            </draw:text-box>
          </draw:frame>
        </draw:g>
        <draw:g>
          <draw:line draw:style-name="gr2" draw:text-style-name="P1" draw:layer="layout" svg:x1="20.325cm" svg:y1="14.921cm" svg:x2="20.656cm" svg:y2="13.772cm">
            <text:p/>
          </draw:line>
          <draw:frame draw:style-name="gr113" draw:text-style-name="P1" draw:layer="layout" svg:width="1.411cm" svg:height="1.227cm" svg:x="19.784cm" svg:y="13.733cm">
            <draw:text-box>
              <text:p/>
            </draw:text-box>
          </draw:frame>
        </draw:g>
        <draw:g>
          <draw:g>
            <draw:path draw:style-name="gr114" draw:text-style-name="P1" draw:layer="layout" svg:width="1.457cm" svg:height="0.55cm" svg:x="21.927cm" svg:y="8.612cm" svg:viewBox="0 0 1458 551" svg:d="M275 551h909c50 0 93-12 137-37s75-57 101-101c25-44 36-87 36-138 0-50-11-93-36-137-26-44-57-76-101-101s-87-37-137-37h-909c-50 0-93 12-137 37s-75 57-101 101c-25 44-37 87-37 138 0 50 12 93 37 137 26 44 57 76 101 101s87 37 137 37z">
              <text:p/>
            </draw:path>
            <draw:path draw:style-name="gr2" draw:text-style-name="P1" draw:layer="layout" svg:width="1.457cm" svg:height="0.55cm" svg:x="21.927cm" svg:y="8.612cm" svg:viewBox="0 0 1458 551" svg:d="M275 551h909c50 0 93-12 137-37s75-57 101-101c25-44 36-87 36-138 0-50-11-93-36-137-26-44-57-76-101-101s-87-37-137-37h-909c-50 0-93 12-137 37s-75 57-101 101c-25 44-37 87-37 138 0 50 12 93 37 137 26 44 57 76 101 101s87 37 137 37z">
              <text:p/>
            </draw:path>
          </draw:g>
          <draw:frame draw:style-name="gr115" draw:text-style-name="P4" draw:layer="layout" svg:width="1.457cm" svg:height="0.55cm" svg:x="21.927cm" svg:y="8.612cm">
            <draw:text-box>
              <text:p text:style-name="P4">Coord_x</text:p>
            </draw:text-box>
          </draw:frame>
        </draw:g>
        <draw:line draw:style-name="gr18" draw:text-style-name="P1" draw:layer="layout" svg:x1="20.859cm" svg:y1="8.222cm" svg:x2="21.928cm" svg:y2="8.888cm">
          <text:p/>
        </draw:line>
        <draw:g>
          <draw:g>
            <draw:path draw:style-name="gr116" draw:text-style-name="P1" draw:layer="layout" svg:width="1.3cm" svg:height="0.52cm" svg:x="22.005cm" svg:y="7.962cm" svg:viewBox="0 0 1301 521" svg:d="M260 521h782c48 0 88-11 130-35 41-24 71-54 95-95 24-42 34-83 34-131 0-47-10-88-34-130-24-41-54-71-95-95-42-24-82-35-130-35h-782c-48 0-88 11-130 35-41 24-71 54-95 95-24 42-35 83-35 131 0 47 11 88 35 130 24 41 54 71 95 95 42 24 82 35 130 35z">
              <text:p/>
            </draw:path>
            <draw:path draw:style-name="gr2" draw:text-style-name="P1" draw:layer="layout" svg:width="1.3cm" svg:height="0.52cm" svg:x="22.005cm" svg:y="7.962cm" svg:viewBox="0 0 1301 521" svg:d="M260 521h782c48 0 88-11 130-35 41-24 71-54 95-95 24-42 34-83 34-131 0-47-10-88-34-130-24-41-54-71-95-95-42-24-82-35-130-35h-782c-48 0-88 11-130 35-41 24-71 54-95 95-24 42-35 83-35 131 0 47 11 88 35 130 24 41 54 71 95 95 42 24 82 35 130 35z">
              <text:p/>
            </draw:path>
          </draw:g>
          <draw:frame draw:style-name="gr31" draw:text-style-name="P4" draw:layer="layout" svg:width="1.3cm" svg:height="0.52cm" svg:x="22.005cm" svg:y="7.962cm">
            <draw:text-box>
              <text:p text:style-name="P4">Coord_y</text:p>
            </draw:text-box>
          </draw:frame>
        </draw:g>
        <draw:line draw:style-name="gr18" draw:text-style-name="P1" draw:layer="layout" svg:x1="20.859cm" svg:y1="8.222cm" svg:x2="22.005cm" svg:y2="8.222cm">
          <text:p/>
        </draw:line>
        <draw:g>
          <draw:g>
            <draw:polygon draw:style-name="gr117" draw:text-style-name="P1" draw:layer="layout" svg:width="1.668cm" svg:height="1.001cm" svg:x="19.191cm" svg:y="7.721cm" svg:viewBox="0 0 1669 1002" draw:points="0,1002 1669,1002 1669,0 0,0">
              <text:p/>
            </draw:polygon>
            <draw:polygon draw:style-name="gr2" draw:text-style-name="P1" draw:layer="layout" svg:width="1.668cm" svg:height="1.001cm" svg:x="19.191cm" svg:y="7.721cm" svg:viewBox="0 0 1669 1002" draw:points="0,1002 1669,1002 1669,0 0,0">
              <text:p/>
            </draw:polygon>
          </draw:g>
          <draw:frame draw:style-name="gr118" draw:text-style-name="P5" draw:layer="layout" svg:width="1.668cm" svg:height="1.001cm" svg:x="19.191cm" svg:y="7.721cm">
            <draw:text-box>
              <text:p text:style-name="P4">coordinates</text:p>
            </draw:text-box>
          </draw:frame>
        </draw:g>
        <draw:g>
          <draw:g>
            <draw:path draw:style-name="gr119" draw:text-style-name="P1" draw:layer="layout" svg:width="1.391cm" svg:height="0.556cm" svg:x="21.976cm" svg:y="9.349cm" svg:viewBox="0 0 1392 557" svg:d="M278 557h836c51 0 94-12 139-37 44-26 76-58 102-102 25-45 37-88 37-140 0-51-12-94-37-139-26-44-58-76-102-102-45-25-88-37-139-37h-836c-51 0-94 12-139 37-44 26-76 58-102 102-25 45-37 88-37 140 0 51 12 94 37 139 26 44 58 76 102 102 45 25 88 37 139 37z">
              <text:p/>
            </draw:path>
            <draw:path draw:style-name="gr2" draw:text-style-name="P1" draw:layer="layout" svg:width="1.391cm" svg:height="0.556cm" svg:x="21.976cm" svg:y="9.349cm" svg:viewBox="0 0 1392 557" svg:d="M278 557h836c51 0 94-12 139-37 44-26 76-58 102-102 25-45 37-88 37-140 0-51-12-94-37-139-26-44-58-76-102-102-45-25-88-37-139-37h-836c-51 0-94 12-139 37-44 26-76 58-102 102-25 45-37 88-37 140 0 51 12 94 37 139 26 44 58 76 102 102 45 25 88 37 139 37z">
              <text:p/>
            </draw:path>
          </draw:g>
          <draw:frame draw:style-name="gr120" draw:text-style-name="P4" draw:layer="layout" svg:width="1.391cm" svg:height="0.556cm" svg:x="21.976cm" svg:y="9.349cm">
            <draw:text-box>
              <text:p text:style-name="P4">Coord_z</text:p>
            </draw:text-box>
          </draw:frame>
        </draw:g>
        <draw:line draw:style-name="gr18" draw:text-style-name="P1" draw:layer="layout" svg:x1="20.859cm" svg:y1="8.222cm" svg:x2="22.025cm" svg:y2="9.641cm">
          <text:p/>
        </draw:line>
        <draw:g>
          <draw:g>
            <draw:path draw:style-name="gr121" draw:text-style-name="P1" draw:layer="layout" svg:width="2.078cm" svg:height="0.62cm" svg:x="21.416cm" svg:y="7.242cm" svg:viewBox="0 0 2079 621" svg:d="M310 621h1459c57 0 105-13 155-42 49-28 85-64 113-113 29-50 42-98 42-156 0-57-13-105-42-155-28-49-64-85-113-113-50-29-98-42-155-42h-1459c-57 0-105 13-155 42-49 28-85 64-113 113-29 50-42 98-42 156 0 57 13 105 42 155 28 49 64 85 113 113 50 29 98 42 155 42z">
              <text:p/>
            </draw:path>
            <draw:path draw:style-name="gr2" draw:text-style-name="P1" draw:layer="layout" svg:width="2.078cm" svg:height="0.62cm" svg:x="21.416cm" svg:y="7.242cm" svg:viewBox="0 0 2079 621" svg:d="M310 621h1459c57 0 105-13 155-42 49-28 85-64 113-113 29-50 42-98 42-156 0-57-13-105-42-155-28-49-64-85-113-113-50-29-98-42-155-42h-1459c-57 0-105 13-155 42-49 28-85 64-113 113-29 50-42 98-42 156 0 57 13 105 42 155 28 49 64 85 113 113 50 29 98 42 155 42z">
              <text:p/>
            </draw:path>
          </draw:g>
          <draw:frame draw:style-name="gr28" draw:text-style-name="P4" draw:layer="layout" svg:width="2.078cm" svg:height="0.88cm" svg:x="21.416cm" svg:y="7.112cm">
            <draw:text-box>
              <text:p text:style-name="P4">Coordinates_ID</text:p>
            </draw:text-box>
          </draw:frame>
        </draw:g>
        <draw:line draw:style-name="gr18" draw:text-style-name="P1" draw:layer="layout" svg:x1="21.416cm" svg:y1="7.552cm" svg:x2="20.859cm" svg:y2="8.223cm">
          <text:p/>
        </draw:line>
        <draw:g>
          <draw:line draw:style-name="gr122" draw:text-style-name="P1" draw:layer="layout" svg:x1="11.725cm" svg:y1="12.507cm" svg:x2="13.201cm" svg:y2="12.175cm">
            <text:p/>
          </draw:line>
          <draw:frame draw:style-name="gr77" draw:text-style-name="P4" draw:layer="layout" svg:width="1.411cm" svg:height="0.621cm" svg:x="11.757cm" svg:y="12.03cm">
            <draw:text-box>
              <text:p text:style-name="P4">m</text:p>
            </draw:text-box>
          </draw:frame>
        </draw:g>
        <draw:g>
          <draw:line draw:style-name="gr123" draw:text-style-name="P1" draw:layer="layout" svg:x1="9.975cm" svg:y1="12.506cm" svg:x2="8.362cm" svg:y2="12.545cm">
            <text:p/>
          </draw:line>
          <draw:frame draw:style-name="gr77" draw:text-style-name="P4" draw:layer="layout" svg:width="1.411cm" svg:height="0.621cm" svg:x="8.463cm" svg:y="12.214cm">
            <draw:text-box>
              <text:p text:style-name="P4">1</text:p>
            </draw:text-box>
          </draw:frame>
        </draw:g>
        <draw:g>
          <draw:line draw:style-name="gr124" draw:text-style-name="P1" draw:layer="layout" svg:x1="8.475cm" svg:y1="16.25cm" svg:x2="10.712cm" svg:y2="16.25cm">
            <text:p/>
          </draw:line>
          <draw:frame draw:style-name="gr77" draw:text-style-name="P4" draw:layer="layout" svg:width="1.411cm" svg:height="0.621cm" svg:x="8.888cm" svg:y="15.94cm">
            <draw:text-box>
              <text:p text:style-name="P4">ID</text:p>
            </draw:text-box>
          </draw:frame>
        </draw:g>
        <draw:g>
          <draw:g>
            <draw:polygon draw:style-name="gr125" draw:text-style-name="P1" draw:layer="layout" svg:width="1.675cm" svg:height="0.851cm" svg:x="20.203cm" svg:y="5.752cm" svg:viewBox="0 0 1676 852" draw:points="0,426 838,0 1676,426 838,852">
              <text:p/>
            </draw:polygon>
            <draw:polygon draw:style-name="gr2" draw:text-style-name="P1" draw:layer="layout" svg:width="1.675cm" svg:height="0.851cm" svg:x="20.203cm" svg:y="5.752cm" svg:viewBox="0 0 1676 852" draw:points="0,426 838,0 1676,426 838,852">
              <text:p/>
            </draw:polygon>
          </draw:g>
          <draw:frame draw:style-name="gr126" draw:text-style-name="P4" draw:layer="layout" svg:width="1.675cm" svg:height="0.851cm" svg:x="20.203cm" svg:y="5.752cm">
            <draw:text-box>
              <text:p text:style-name="P4">has</text:p>
            </draw:text-box>
          </draw:frame>
        </draw:g>
        <draw:g>
          <draw:line draw:style-name="gr127" draw:text-style-name="P1" draw:layer="layout" svg:x1="21.083cm" svg:y1="5.715cm" svg:x2="22.355cm" svg:y2="4.953cm">
            <text:p/>
          </draw:line>
          <draw:frame draw:style-name="gr128" draw:text-style-name="P4" draw:layer="layout" svg:width="1.784cm" svg:height="0.562cm" svg:x="20.828cm" svg:y="5.053cm">
            <draw:text-box>
              <text:p text:style-name="P4">1</text:p>
            </draw:text-box>
          </draw:frame>
        </draw:g>
        <draw:g>
          <draw:line draw:style-name="gr129" draw:text-style-name="P1" draw:layer="layout" svg:x1="21.012cm" svg:y1="6.604cm" svg:x2="19.875cm" svg:y2="7.747cm">
            <text:p/>
          </draw:line>
          <draw:frame draw:style-name="gr130" draw:text-style-name="P4" draw:layer="layout" svg:width="2.272cm" svg:height="0.562cm" svg:x="19.353cm" svg:y="6.895cm">
            <draw:text-box>
              <text:p text:style-name="P4">1</text:p>
            </draw:text-box>
          </draw:frame>
        </draw:g>
        <draw:line draw:style-name="gr18" draw:text-style-name="P1" draw:layer="layout" svg:x1="6.101cm" svg:y1="12.767cm" svg:x2="3.175cm" svg:y2="13.345cm">
          <text:p/>
        </draw:line>
        <draw:g>
          <draw:g>
            <draw:path draw:style-name="gr131" draw:text-style-name="P1" draw:layer="layout" svg:width="1.75cm" svg:height="0.7cm" svg:x="8.525cm" svg:y="18.05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  <draw:path draw:style-name="gr2" draw:text-style-name="P1" draw:layer="layout" svg:width="1.75cm" svg:height="0.7cm" svg:x="8.525cm" svg:y="18.05cm" svg:viewBox="0 0 1751 701" svg:d="M350 701h1052c64 0 119-15 175-47 55-32 95-72 128-128 32-56 46-111 46-176 0-64-14-119-46-175-33-56-73-96-128-128-56-32-111-47-175-47h-1052c-64 0-119 15-175 47-55 32-95 72-128 128-32 56-47 111-47 176 0 64 15 119 47 175 33 56 73 96 128 128 56 32 111 47 175 47z">
              <text:p/>
            </draw:path>
          </draw:g>
          <draw:frame draw:style-name="gr17" draw:text-style-name="P4" draw:layer="layout" svg:width="1.75cm" svg:height="0.7cm" svg:x="8.525cm" svg:y="18.05cm">
            <draw:text-box>
              <text:p text:style-name="P4">Signal_ID</text:p>
            </draw:text-box>
          </draw:frame>
        </draw:g>
        <draw:g>
          <draw:g>
            <draw:path draw:style-name="gr132" draw:text-style-name="P1" draw:layer="layout" svg:width="1.751cm" svg:height="0.7cm" svg:x="10.275cm" svg:y="18.6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  <draw:path draw:style-name="gr2" draw:text-style-name="P1" draw:layer="layout" svg:width="1.751cm" svg:height="0.7cm" svg:x="10.275cm" svg:y="18.6cm" svg:viewBox="0 0 1752 701" svg:d="M350 701h1052c64 0 119-15 175-47s96-72 128-128 47-111 47-176c0-64-15-119-47-175s-72-96-128-128-111-47-175-47h-1052c-64 0-119 15-175 47s-96 72-128 128-47 111-47 176c0 64 15 119 47 175s72 96 128 128 111 47 175 47z">
              <text:p/>
            </draw:path>
          </draw:g>
          <draw:frame draw:style-name="gr17" draw:text-style-name="P4" draw:layer="layout" svg:width="1.75cm" svg:height="0.7cm" svg:x="10.275cm" svg:y="18.6cm">
            <draw:text-box>
              <text:p text:style-name="P4">DQ_ID</text:p>
            </draw:text-box>
          </draw:frame>
        </draw:g>
        <draw:g>
          <draw:g>
            <draw:path draw:style-name="gr133" draw:text-style-name="P1" draw:layer="layout" svg:width="2.288cm" svg:height="0.62cm" svg:x="7.988cm" svg:y="17.28cm" svg:viewBox="0 0 2289 621" svg:d="M310 621h1669c57 0 105-13 155-42 49-28 85-64 113-113 29-50 42-98 42-156 0-57-13-105-42-155-28-49-64-85-113-113-50-29-98-42-155-42h-1669c-57 0-105 13-155 42-49 28-85 64-113 113-29 50-42 98-42 156 0 57 13 105 42 155 28 49 64 85 113 113 50 29 98 42 155 42z">
              <text:p/>
            </draw:path>
            <draw:path draw:style-name="gr2" draw:text-style-name="P1" draw:layer="layout" svg:width="2.288cm" svg:height="0.62cm" svg:x="7.988cm" svg:y="17.28cm" svg:viewBox="0 0 2289 621" svg:d="M310 621h1669c57 0 105-13 155-42 49-28 85-64 113-113 29-50 42-98 42-156 0-57-13-105-42-155-28-49-64-85-113-113-50-29-98-42-155-42h-1669c-57 0-105 13-155 42-49 28-85 64-113 113-29 50-42 98-42 156 0 57 13 105 42 155 28 49 64 85 113 113 50 29 98 42 155 42z">
              <text:p/>
            </draw:path>
          </draw:g>
          <draw:frame draw:style-name="gr61" draw:text-style-name="P4" draw:layer="layout" svg:width="2.288cm" svg:height="0.62cm" svg:x="7.988cm" svg:y="17.28cm">
            <draw:text-box>
              <text:p text:style-name="P4">QualityInfo_ID</text:p>
            </draw:text-box>
          </draw:frame>
        </draw:g>
        <draw:line draw:style-name="gr111" draw:text-style-name="P1" draw:layer="layout" svg:x1="10.184cm" svg:y1="17.372cm" svg:x2="11.964cm" svg:y2="17cm">
          <text:p/>
        </draw:line>
        <draw:line draw:style-name="gr111" draw:text-style-name="P1" draw:layer="layout" svg:x1="10.018cm" svg:y1="18.063cm" svg:x2="11.964cm" svg:y2="17cm">
          <text:p/>
        </draw:line>
        <draw:line draw:style-name="gr111" draw:text-style-name="P1" draw:layer="layout" svg:x1="11.296cm" svg:y1="18.601cm" svg:x2="11.964cm" svg:y2="17cm">
          <text:p/>
        </draw:line>
        <draw:g>
          <draw:line draw:style-name="gr66" draw:text-style-name="P1" draw:layer="layout" svg:x1="19.199cm" svg:y1="8.636cm" svg:x2="17.872cm" svg:y2="9.271cm">
            <text:p/>
          </draw:line>
          <draw:frame draw:style-name="gr134" draw:text-style-name="P4" draw:layer="layout" svg:width="2.3cm" svg:height="0.562cm" svg:x="17.385cm" svg:y="8.673cm">
            <draw:text-box>
              <text:p text:style-name="P4">1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" svg:font-family="'Courier 10 Pitch'" style:font-pitch="fixed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rasi" svg:font-family="Noras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5" draw:display-name="Gradient_15" draw:style="linear" draw:start-color="#ffffff" draw:end-color="#f0f0f0" draw:start-intensity="100%" draw:end-intensity="100%" draw:angle="0" draw:border="0%"/>
    <draw:gradient draw:name="Gradient_5f_16" draw:display-name="Gradient_16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0" draw:display-name="Gradient_20" draw:style="linear" draw:start-color="#ffffff" draw:end-color="#f0f0f0" draw:start-intensity="100%" draw:end-intensity="100%" draw:angle="0" draw:border="0%"/>
    <draw:gradient draw:name="Gradient_5f_21" draw:display-name="Gradient_21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4" draw:display-name="Gradient_24" draw:style="linear" draw:start-color="#ffffff" draw:end-color="#f0f0f0" draw:start-intensity="100%" draw:end-intensity="100%" draw:angle="0" draw:border="0%"/>
    <draw:gradient draw:name="Gradient_5f_25" draw:display-name="Gradient_25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28" draw:display-name="Gradient_28" draw:style="linear" draw:start-color="#ffffff" draw:end-color="#f0f0f0" draw:start-intensity="100%" draw:end-intensity="100%" draw:angle="0" draw:border="0%"/>
    <draw:gradient draw:name="Gradient_5f_29" draw:display-name="Gradient_29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0" draw:display-name="Gradient_30" draw:style="linear" draw:start-color="#ffffff" draw:end-color="#f0f0f0" draw:start-intensity="100%" draw:end-intensity="100%" draw:angle="0" draw:border="0%"/>
    <draw:gradient draw:name="Gradient_5f_31" draw:display-name="Gradient_31" draw:style="linear" draw:start-color="#ffffff" draw:end-color="#f0f0f0" draw:start-intensity="100%" draw:end-intensity="100%" draw:angle="0" draw:border="0%"/>
    <draw:gradient draw:name="Gradient_5f_32" draw:display-name="Gradient_32" draw:style="linear" draw:start-color="#ffffff" draw:end-color="#f0f0f0" draw:start-intensity="100%" draw:end-intensity="100%" draw:angle="0" draw:border="0%"/>
    <draw:gradient draw:name="Gradient_5f_33" draw:display-name="Gradient_33" draw:style="linear" draw:start-color="#ffffff" draw:end-color="#f0f0f0" draw:start-intensity="100%" draw:end-intensity="100%" draw:angle="0" draw:border="0%"/>
    <draw:gradient draw:name="Gradient_5f_34" draw:display-name="Gradient_34" draw:style="linear" draw:start-color="#ffffff" draw:end-color="#f0f0f0" draw:start-intensity="100%" draw:end-intensity="100%" draw:angle="0" draw:border="0%"/>
    <draw:gradient draw:name="Gradient_5f_35" draw:display-name="Gradient_35" draw:style="linear" draw:start-color="#ffffff" draw:end-color="#f0f0f0" draw:start-intensity="100%" draw:end-intensity="100%" draw:angle="0" draw:border="0%"/>
    <draw:gradient draw:name="Gradient_5f_36" draw:display-name="Gradient_36" draw:style="linear" draw:start-color="#ffffff" draw:end-color="#f0f0f0" draw:start-intensity="100%" draw:end-intensity="100%" draw:angle="0" draw:border="0%"/>
    <draw:gradient draw:name="Gradient_5f_37" draw:display-name="Gradient_37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fffff" draw:end-color="#f0f0f0" draw:start-intensity="100%" draw:end-intensity="100%" draw:angle="0" draw:border="0%"/>
    <draw:gradient draw:name="Gradient_5f_42" draw:display-name="Gradient_42" draw:style="linear" draw:start-color="#ffffff" draw:end-color="#f0f0f0" draw:start-intensity="100%" draw:end-intensity="100%" draw:angle="0" draw:border="0%"/>
    <draw:gradient draw:name="Gradient_5f_43" draw:display-name="Gradient_43" draw:style="linear" draw:start-color="#ffffff" draw:end-color="#f0f0f0" draw:start-intensity="100%" draw:end-intensity="100%" draw:angle="0" draw:border="0%"/>
    <draw:gradient draw:name="Gradient_5f_44" draw:display-name="Gradient_44" draw:style="linear" draw:start-color="#ffffff" draw:end-color="#f0f0f0" draw:start-intensity="100%" draw:end-intensity="100%" draw:angle="0" draw:border="0%"/>
    <draw:gradient draw:name="Gradient_5f_45" draw:display-name="Gradient_45" draw:style="linear" draw:start-color="#ffffff" draw:end-color="#f0f0f0" draw:start-intensity="100%" draw:end-intensity="100%" draw:angle="0" draw:border="0%"/>
    <draw:gradient draw:name="Gradient_5f_46" draw:display-name="Gradient_46" draw:style="linear" draw:start-color="#ffffff" draw:end-color="#f0f0f0" draw:start-intensity="100%" draw:end-intensity="100%" draw:angle="0" draw:border="0%"/>
    <draw:gradient draw:name="Gradient_5f_47" draw:display-name="Gradient_47" draw:style="linear" draw:start-color="#ffffff" draw:end-color="#f0f0f0" draw:start-intensity="100%" draw:end-intensity="100%" draw:angle="0" draw:border="0%"/>
    <draw:gradient draw:name="Gradient_5f_48" draw:display-name="Gradient_48" draw:style="linear" draw:start-color="#ffffff" draw:end-color="#f0f0f0" draw:start-intensity="100%" draw:end-intensity="100%" draw:angle="0" draw:border="0%"/>
    <draw:gradient draw:name="Gradient_5f_49" draw:display-name="Gradient_49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50" draw:display-name="Gradient_50" draw:style="linear" draw:start-color="#ffffff" draw:end-color="#f0f0f0" draw:start-intensity="100%" draw:end-intensity="100%" draw:angle="0" draw:border="0%"/>
    <draw:gradient draw:name="Gradient_5f_51" draw:display-name="Gradient_51" draw:style="linear" draw:start-color="#ffffff" draw:end-color="#f0f0f0" draw:start-intensity="100%" draw:end-intensity="100%" draw:angle="0" draw:border="0%"/>
    <draw:gradient draw:name="Gradient_5f_52" draw:display-name="Gradient_52" draw:style="linear" draw:start-color="#ffffff" draw:end-color="#f0f0f0" draw:start-intensity="100%" draw:end-intensity="100%" draw:angle="0" draw:border="0%"/>
    <draw:gradient draw:name="Gradient_5f_53" draw:display-name="Gradient_53" draw:style="linear" draw:start-color="#ffffff" draw:end-color="#f0f0f0" draw:start-intensity="100%" draw:end-intensity="100%" draw:angle="0" draw:border="0%"/>
    <draw:gradient draw:name="Gradient_5f_54" draw:display-name="Gradient_54" draw:style="linear" draw:start-color="#ffffff" draw:end-color="#f0f0f0" draw:start-intensity="100%" draw:end-intensity="100%" draw:angle="0" draw:border="0%"/>
    <draw:gradient draw:name="Gradient_5f_55" draw:display-name="Gradient_55" draw:style="linear" draw:start-color="#ffffff" draw:end-color="#f0f0f0" draw:start-intensity="100%" draw:end-intensity="100%" draw:angle="0" draw:border="0%"/>
    <draw:gradient draw:name="Gradient_5f_56" draw:display-name="Gradient_56" draw:style="linear" draw:start-color="#ffffff" draw:end-color="#f0f0f0" draw:start-intensity="100%" draw:end-intensity="100%" draw:angle="0" draw:border="0%"/>
    <draw:gradient draw:name="Gradient_5f_57" draw:display-name="Gradient_57" draw:style="linear" draw:start-color="#ffffff" draw:end-color="#f0f0f0" draw:start-intensity="100%" draw:end-intensity="100%" draw:angle="0" draw:border="0%"/>
    <draw:gradient draw:name="Gradient_5f_58" draw:display-name="Gradient_58" draw:style="linear" draw:start-color="#ffffff" draw:end-color="#f0f0f0" draw:start-intensity="100%" draw:end-intensity="100%" draw:angle="0" draw:border="0%"/>
    <draw:gradient draw:name="Gradient_5f_59" draw:display-name="Gradient_59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60" draw:display-name="Gradient_60" draw:style="linear" draw:start-color="#ffffff" draw:end-color="#f0f0f0" draw:start-intensity="100%" draw:end-intensity="100%" draw:angle="0" draw:border="0%"/>
    <draw:gradient draw:name="Gradient_5f_61" draw:display-name="Gradient_61" draw:style="linear" draw:start-color="#ffffff" draw:end-color="#f0f0f0" draw:start-intensity="100%" draw:end-intensity="100%" draw:angle="0" draw:border="0%"/>
    <draw:gradient draw:name="Gradient_5f_62" draw:display-name="Gradient_62" draw:style="linear" draw:start-color="#ffffff" draw:end-color="#f0f0f0" draw:start-intensity="100%" draw:end-intensity="100%" draw:angle="0" draw:border="0%"/>
    <draw:gradient draw:name="Gradient_5f_63" draw:display-name="Gradient_63" draw:style="linear" draw:start-color="#ffffff" draw:end-color="#f0f0f0" draw:start-intensity="100%" draw:end-intensity="100%" draw:angle="0" draw:border="0%"/>
    <draw:gradient draw:name="Gradient_5f_64" draw:display-name="Gradient_64" draw:style="linear" draw:start-color="#ffffff" draw:end-color="#f0f0f0" draw:start-intensity="100%" draw:end-intensity="100%" draw:angle="0" draw:border="0%"/>
    <draw:gradient draw:name="Gradient_5f_65" draw:display-name="Gradient_65" draw:style="linear" draw:start-color="#ffffff" draw:end-color="#f0f0f0" draw:start-intensity="100%" draw:end-intensity="100%" draw:angle="0" draw:border="0%"/>
    <draw:gradient draw:name="Gradient_5f_66" draw:display-name="Gradient_66" draw:style="linear" draw:start-color="#ffffff" draw:end-color="#f0f0f0" draw:start-intensity="100%" draw:end-intensity="100%" draw:angle="0" draw:border="0%"/>
    <draw:gradient draw:name="Gradient_5f_67" draw:display-name="Gradient_67" draw:style="linear" draw:start-color="#ffffff" draw:end-color="#f0f0f0" draw:start-intensity="100%" draw:end-intensity="100%" draw:angle="0" draw:border="0%"/>
    <draw:gradient draw:name="Gradient_5f_68" draw:display-name="Gradient_68" draw:style="linear" draw:start-color="#ffffff" draw:end-color="#f0f0f0" draw:start-intensity="100%" draw:end-intensity="100%" draw:angle="0" draw:border="0%"/>
    <draw:gradient draw:name="Gradient_5f_69" draw:display-name="Gradient_69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70" draw:display-name="Gradient_70" draw:style="linear" draw:start-color="#ffffff" draw:end-color="#f0f0f0" draw:start-intensity="100%" draw:end-intensity="100%" draw:angle="0" draw:border="0%"/>
    <draw:gradient draw:name="Gradient_5f_71" draw:display-name="Gradient_71" draw:style="linear" draw:start-color="#ffffff" draw:end-color="#f0f0f0" draw:start-intensity="100%" draw:end-intensity="100%" draw:angle="0" draw:border="0%"/>
    <draw:gradient draw:name="Gradient_5f_72" draw:display-name="Gradient_72" draw:style="linear" draw:start-color="#ffffff" draw:end-color="#f0f0f0" draw:start-intensity="100%" draw:end-intensity="100%" draw:angle="0" draw:border="0%"/>
    <draw:gradient draw:name="Gradient_5f_73" draw:display-name="Gradient_73" draw:style="linear" draw:start-color="#ffffff" draw:end-color="#f0f0f0" draw:start-intensity="100%" draw:end-intensity="100%" draw:angle="0" draw:border="0%"/>
    <draw:gradient draw:name="Gradient_5f_74" draw:display-name="Gradient_74" draw:style="linear" draw:start-color="#ffffff" draw:end-color="#f0f0f0" draw:start-intensity="100%" draw:end-intensity="100%" draw:angle="0" draw:border="0%"/>
    <draw:gradient draw:name="Gradient_5f_75" draw:display-name="Gradient_75" draw:style="linear" draw:start-color="#ffffff" draw:end-color="#f0f0f0" draw:start-intensity="100%" draw:end-intensity="100%" draw:angle="0" draw:border="0%"/>
    <draw:gradient draw:name="Gradient_5f_76" draw:display-name="Gradient_76" draw:style="linear" draw:start-color="#ffffff" draw:end-color="#f0f0f0" draw:start-intensity="100%" draw:end-intensity="100%" draw:angle="0" draw:border="0%"/>
    <draw:gradient draw:name="Gradient_5f_77" draw:display-name="Gradient_7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10" svg:d="M10 0l-10 10h2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2" draw:display-name="EndMarker_2" svg:viewBox="0 0 20 10" svg:d="M10 0l-10 10h20z"/>
    <draw:marker draw:name="EndMarker_5f_3" draw:display-name="EndMarker_3" svg:viewBox="0 0 20 20" svg:d="M10 0l-10 20c7-3 13-3 20 0z"/>
    <draw:marker draw:name="EndMarker_5f_4" draw:display-name="EndMarker_4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draw:marker draw:name="StartMarker_5f_1" draw:display-name="StartMarker_1" svg:viewBox="0 0 20 10" svg:d="M10 0l-10 10h20z"/>
    <draw:marker draw:name="StartMarker_5f_2" draw:display-name="StartMarker_2" svg:viewBox="0 0 20 10" svg:d="M10 0l-10 10h20z"/>
    <draw:marker draw:name="StartMarker_5f_3" draw:display-name="StartMarker_3" svg:viewBox="0 0 20 10" svg:d="M10 0l-10 10h20z"/>
    <draw:marker draw:name="StartMarker_5f_4" draw:display-name="StartMarker_4" svg:viewBox="0 0 20 10" svg:d="M10 0l-10 10h20z"/>
    <draw:marker draw:name="StartMarker_5f_5" draw:display-name="StartMarker_5" svg:viewBox="0 0 20 10" svg:d="M10 0l-10 10h20z"/>
    <draw:marker draw:name="StartMarker_5f_6" draw:display-name="StartMarker_6" svg:viewBox="0 0 20 10" svg:d="M10 0l-10 10h20z"/>
    <draw:marker draw:name="StartMarker_5f_7" draw:display-name="StartMarker_7" svg:viewBox="0 0 20 20" svg:d="M10 0l-10 20c7-3 13-3 20 0z"/>
    <draw:marker draw:name="StartMarker_5f_8" draw:display-name="StartMarker_8" svg:viewBox="0 0 20 20" svg:d="M10 0l-10 20c7-3 13-3 20 0z"/>
    <draw:marker draw:name="StartMarker_5f_9" draw:display-name="Start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08T09:34:29.136253774</dc:date>
    <meta:generator>LibreOffice/4.2.8.2$Linux_X86_64 LibreOffice_project/420m0$Build-2</meta:generator>
    <meta:editing-duration>PT5M53S</meta:editing-duration>
    <meta:editing-cycles>3</meta:editing-cycles>
    <meta:document-statistic meta:object-count="502"/>
  </office:meta>
</office:document-meta>
</file>